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2.378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1.26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236c20"/>
      <style:text-properties fo:color="#ffffff" fo:font-weight="bold" style:font-weight-asian="bold" style:font-weight-complex="bold"/>
    </style:style>
    <style:style style:name="ce2" style:family="table-cell" style:parent-style-name="Default">
      <style:map style:condition="cell-content()=[$initial_filter_cnt.$B$45]" style:apply-style-name="Good" style:base-cell-address="initial_filter_cnt.B2"/>
      <style:map style:condition="cell-content()=[$initial_filter_cnt.$B$44]" style:apply-style-name="Accent_20_3" style:base-cell-address="initial_filter_cnt.B2"/>
      <style:map style:condition="cell-content()=[$initial_filter_cnt.$B$43]" style:apply-style-name="Bad" style:base-cell-address="initial_filter_cnt.B2"/>
    </style:style>
    <style:style style:name="ce3" style:family="table-cell" style:parent-style-name="Default">
      <style:table-cell-properties fo:background-color="#236c20"/>
      <style:text-properties fo:color="#ffffff" fo:font-weight="bold" style:font-weight-asian="bold" style:font-weight-complex="bold"/>
      <style:map style:condition="cell-content()=[$initial_filter_cnt.$B$45]" style:apply-style-name="Good" style:base-cell-address="initial_filter_cnt.B2"/>
      <style:map style:condition="cell-content()=[$initial_filter_cnt.$B$44]" style:apply-style-name="Accent_20_3" style:base-cell-address="initial_filter_cnt.B2"/>
      <style:map style:condition="cell-content()=[$initial_filter_cnt.$B$43]" style:apply-style-name="Bad" style:base-cell-address="initial_filter_cnt.B2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fo:background-color="#236c20"/>
      <style:text-properties fo:color="#ffffff" fo:font-weight="bold" style:font-weight-asian="bold" style:font-weight-complex="bold"/>
    </style:style>
    <style:style style:name="ce6" style:family="table-cell" style:parent-style-name="Default">
      <style:map style:condition="cell-content()=[$initial_filter_cnt.$E$43]" style:apply-style-name="Good" style:base-cell-address="initial_filter_cnt.E2"/>
      <style:map style:condition="cell-content()=[$initial_filter_cnt.$E$44]" style:apply-style-name="Accent_20_3" style:base-cell-address="initial_filter_cnt.E2"/>
      <style:map style:condition="cell-content()=[$initial_filter_cnt.$E$45]" style:apply-style-name="Bad" style:base-cell-address="initial_filter_cnt.E2"/>
    </style:style>
    <style:style style:name="ce7" style:family="table-cell" style:parent-style-name="Default">
      <style:table-cell-properties fo:background-color="#236c20"/>
      <style:text-properties fo:color="#ffffff" fo:font-weight="bold" style:font-weight-asian="bold" style:font-weight-complex="bold"/>
      <style:map style:condition="cell-content()=[$initial_filter_cnt.$E$43]" style:apply-style-name="Good" style:base-cell-address="initial_filter_cnt.E2"/>
      <style:map style:condition="cell-content()=[$initial_filter_cnt.$E$44]" style:apply-style-name="Accent_20_3" style:base-cell-address="initial_filter_cnt.E2"/>
      <style:map style:condition="cell-content()=[$initial_filter_cnt.$E$45]" style:apply-style-name="Bad" style:base-cell-address="initial_filter_cnt.E2"/>
    </style:style>
    <style:style style:name="ce8" style:family="table-cell" style:parent-style-name="Default" style:data-style-name="N108"/>
    <style:style style:name="ce9" style:family="table-cell" style:parent-style-name="Default" style:data-style-name="N108">
      <style:map style:condition="cell-content()=[$initial_filter_cnt.$E$43]" style:apply-style-name="Good" style:base-cell-address="initial_filter_cnt.E2"/>
      <style:map style:condition="cell-content()=[$initial_filter_cnt.$E$44]" style:apply-style-name="Accent_20_3" style:base-cell-address="initial_filter_cnt.E2"/>
      <style:map style:condition="cell-content()=[$initial_filter_cnt.$E$45]" style:apply-style-name="Bad" style:base-cell-address="initial_filter_cnt.E2"/>
    </style:style>
    <style:style style:name="ce10" style:family="table-cell" style:parent-style-name="Default" style:data-style-name="N108">
      <style:table-cell-properties fo:background-color="#236c20"/>
      <style:text-properties fo:color="#ffffff" fo:font-weight="bold" style:font-weight-asian="bold" style:font-weight-complex="bold"/>
    </style:style>
    <style:style style:name="ce11" style:family="table-cell" style:parent-style-name="Default">
      <style:map style:condition="cell-content()=[$initial_filter_cnt.$H$43]" style:apply-style-name="Bad" style:base-cell-address="initial_filter_cnt.H2"/>
      <style:map style:condition="cell-content()=[$initial_filter_cnt.$H$44]" style:apply-style-name="Accent_20_3" style:base-cell-address="initial_filter_cnt.H2"/>
      <style:map style:condition="cell-content()=[$initial_filter_cnt.$H$45]" style:apply-style-name="Good" style:base-cell-address="initial_filter_cnt.H2"/>
    </style:style>
    <style:style style:name="ce12" style:family="table-cell" style:parent-style-name="Default">
      <style:table-cell-properties fo:background-color="#236c20"/>
      <style:text-properties fo:color="#ffffff" fo:font-weight="bold" style:font-weight-asian="bold" style:font-weight-complex="bold"/>
      <style:map style:condition="cell-content()=[$initial_filter_cnt.$H$43]" style:apply-style-name="Bad" style:base-cell-address="initial_filter_cnt.H2"/>
      <style:map style:condition="cell-content()=[$initial_filter_cnt.$H$44]" style:apply-style-name="Accent_20_3" style:base-cell-address="initial_filter_cnt.H2"/>
      <style:map style:condition="cell-content()=[$initial_filter_cnt.$H$45]" style:apply-style-name="Good" style:base-cell-address="initial_filter_cnt.H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itial_filter_c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ce8"/>
        <table:table-column table:style-name="co6" table:default-cell-style-name="ce8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filters_cnt</text:p>
          </table:table-cell>
          <table:table-cell office:value-type="string" calcext:value-type="string">
            <text:p>tx_erro</text:p>
          </table:table-cell>
          <table:table-cell/>
          <table:table-cell office:value-type="string" calcext:value-type="string">
            <text:p>norm_tx_erro</text:p>
          </table:table-cell>
          <table:table-cell office:value-type="string" calcext:value-type="string">
            <text:p>tx_accu</text:p>
          </table:table-cell>
          <table:table-cell/>
          <table:table-cell office:value-type="string" calcext:value-type="string">
            <text:p>norm_tx_accu</text:p>
          </table:table-cell>
          <table:table-cell office:value-type="string" calcext:value-type="string">
            <text:p>predic</text:p>
          </table:table-cell>
          <table:table-cell/>
          <table:table-cell office:value-type="string" calcext:value-type="string">
            <text:p>norm_predic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float" office:value="0.2366" calcext:value-type="float">
            <text:p>0,2366</text:p>
          </table:table-cell>
          <table:table-cell/>
          <table:table-cell table:formula="of:=[.B2]/[.B$43]" office:value-type="float" office:value="1" calcext:value-type="float">
            <text:p>1</text:p>
          </table:table-cell>
          <table:table-cell table:style-name="ce6" office:value-type="float" office:value="0.9266" calcext:value-type="float">
            <text:p>0,9266</text:p>
          </table:table-cell>
          <table:table-cell table:style-name="ce9"/>
          <table:table-cell table:style-name="Default" table:formula="of:=[.E2]/[.E$43]" office:value-type="float" office:value="0.939947250963684" calcext:value-type="float">
            <text:p>0,939947250963684</text:p>
          </table:table-cell>
          <table:table-cell table:style-name="ce11" office:value-type="float" office:value="734" calcext:value-type="float">
            <text:p>734</text:p>
          </table:table-cell>
          <table:table-cell/>
          <table:table-cell table:formula="of:=[.H2]/[.H$43]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float" office:value="0.1652" calcext:value-type="float">
            <text:p>0,1652</text:p>
          </table:table-cell>
          <table:table-cell table:style-name="ce4" table:formula="of:=([.B3]-[.B2])/[.B2]" office:value-type="float" office:value="-0.301775147928994" calcext:value-type="float">
            <text:p>-0,30</text:p>
          </table:table-cell>
          <table:table-cell table:formula="of:=[.B3]/[.B$43]" office:value-type="float" office:value="0.698224852071006" calcext:value-type="float">
            <text:p>0,698224852071006</text:p>
          </table:table-cell>
          <table:table-cell table:style-name="ce6" office:value-type="float" office:value="0.9542" calcext:value-type="float">
            <text:p>0,9542</text:p>
          </table:table-cell>
          <table:table-cell table:formula="of:=([.E2]-[.E3])/[.E2]" office:value-type="float" office:value="-0.0297863155622706" calcext:value-type="float">
            <text:p>-0,0298</text:p>
          </table:table-cell>
          <table:table-cell table:style-name="Default" table:formula="of:=[.E3]/[.E$43]" office:value-type="float" office:value="0.967944816392778" calcext:value-type="float">
            <text:p>0,967944816392778</text:p>
          </table:table-cell>
          <table:table-cell table:style-name="ce11" office:value-type="float" office:value="458" calcext:value-type="float">
            <text:p>458</text:p>
          </table:table-cell>
          <table:table-cell table:style-name="ce4" table:formula="of:=([.H3]-[.H2])/[.H2]" office:value-type="float" office:value="-0.376021798365123" calcext:value-type="float">
            <text:p>-0,38</text:p>
          </table:table-cell>
          <table:table-cell table:formula="of:=[.H3]/[.H$43]" office:value-type="float" office:value="0.623978201634877" calcext:value-type="float">
            <text:p>0,62397820163487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float" office:value="0.1413" calcext:value-type="float">
            <text:p>0,1413</text:p>
          </table:table-cell>
          <table:table-cell table:style-name="ce4" table:formula="of:=([.B4]-[.B3])/[.B3]" office:value-type="float" office:value="-0.144673123486683" calcext:value-type="float">
            <text:p>-0,14</text:p>
          </table:table-cell>
          <table:table-cell table:formula="of:=[.B4]/[.B$43]" office:value-type="float" office:value="0.597210481825866" calcext:value-type="float">
            <text:p>0,597210481825866</text:p>
          </table:table-cell>
          <table:table-cell table:style-name="ce6" office:value-type="float" office:value="0.9605" calcext:value-type="float">
            <text:p>0,9605</text:p>
          </table:table-cell>
          <table:table-cell table:formula="of:=([.E4]-[.E3])/[.E3]" office:value-type="float" office:value="0.00660238943617687" calcext:value-type="float">
            <text:p>0,0066</text:p>
          </table:table-cell>
          <table:table-cell table:style-name="Default" table:formula="of:=[.E4]/[.E$43]" office:value-type="float" office:value="0.974335565023331" calcext:value-type="float">
            <text:p>0,974335565023331</text:p>
          </table:table-cell>
          <table:table-cell table:style-name="ce11" office:value-type="float" office:value="395" calcext:value-type="float">
            <text:p>395</text:p>
          </table:table-cell>
          <table:table-cell table:style-name="ce4" table:formula="of:=([.H4]-[.H3])/[.H3]" office:value-type="float" office:value="-0.137554585152838" calcext:value-type="float">
            <text:p>-0,14</text:p>
          </table:table-cell>
          <table:table-cell table:formula="of:=[.H4]/[.H$43]" office:value-type="float" office:value="0.538147138964578" calcext:value-type="float">
            <text:p>0,53814713896457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float" office:value="0.1562" calcext:value-type="float">
            <text:p>0,1562</text:p>
          </table:table-cell>
          <table:table-cell table:style-name="ce4" table:formula="of:=([.B5]-[.B4])/[.B4]" office:value-type="float" office:value="0.105449398443029" calcext:value-type="float">
            <text:p>0,11</text:p>
          </table:table-cell>
          <table:table-cell table:formula="of:=[.B5]/[.B$43]" office:value-type="float" office:value="0.660185967878276" calcext:value-type="float">
            <text:p>0,660185967878276</text:p>
          </table:table-cell>
          <table:table-cell table:style-name="ce6" office:value-type="float" office:value="0.9589" calcext:value-type="float">
            <text:p>0,9589</text:p>
          </table:table-cell>
          <table:table-cell table:formula="of:=([.E5]-[.E4])/[.E4]" office:value-type="float" office:value="-0.00166579906298796" calcext:value-type="float">
            <text:p>-0,0017</text:p>
          </table:table-cell>
          <table:table-cell table:style-name="Default" table:formula="of:=[.E5]/[.E$43]" office:value-type="float" office:value="0.97271251775208" calcext:value-type="float">
            <text:p>0,97271251775208</text:p>
          </table:table-cell>
          <table:table-cell table:style-name="ce11" office:value-type="float" office:value="411" calcext:value-type="float">
            <text:p>411</text:p>
          </table:table-cell>
          <table:table-cell table:style-name="ce4" table:formula="of:=([.H5]-[.H4])/[.H4]" office:value-type="float" office:value="0.0405063291139241" calcext:value-type="float">
            <text:p>0,04</text:p>
          </table:table-cell>
          <table:table-cell table:formula="of:=[.H5]/[.H$43]" office:value-type="float" office:value="0.559945504087193" calcext:value-type="float">
            <text:p>0,55994550408719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float" office:value="0.1012" calcext:value-type="float">
            <text:p>0,1012</text:p>
          </table:table-cell>
          <table:table-cell table:style-name="ce4" table:formula="of:=([.B6]-[.B5])/[.B5]" office:value-type="float" office:value="-0.352112676056338" calcext:value-type="float">
            <text:p>-0,35</text:p>
          </table:table-cell>
          <table:table-cell table:formula="of:=[.B6]/[.B$43]" office:value-type="float" office:value="0.427726120033812" calcext:value-type="float">
            <text:p>0,427726120033812</text:p>
          </table:table-cell>
          <table:table-cell table:style-name="ce6" office:value-type="float" office:value="0.9698" calcext:value-type="float">
            <text:p>0,9698</text:p>
          </table:table-cell>
          <table:table-cell table:formula="of:=([.E6]-[.E5])/[.E5]" office:value-type="float" office:value="0.0113671915736781" calcext:value-type="float">
            <text:p>0,0114</text:p>
          </table:table-cell>
          <table:table-cell table:style-name="Default" table:formula="of:=[.E6]/[.E$43]" office:value-type="float" office:value="0.983769527287482" calcext:value-type="float">
            <text:p>0,983769527287482</text:p>
          </table:table-cell>
          <table:table-cell table:style-name="ce11" office:value-type="float" office:value="302" calcext:value-type="float">
            <text:p>302</text:p>
          </table:table-cell>
          <table:table-cell table:style-name="ce4" table:formula="of:=([.H6]-[.H5])/[.H5]" office:value-type="float" office:value="-0.265206812652068" calcext:value-type="float">
            <text:p>-0,27</text:p>
          </table:table-cell>
          <table:table-cell table:formula="of:=[.H6]/[.H$43]" office:value-type="float" office:value="0.411444141689373" calcext:value-type="float">
            <text:p>0,41144414168937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float" office:value="0.0788" calcext:value-type="float">
            <text:p>0,0788</text:p>
          </table:table-cell>
          <table:table-cell table:style-name="ce4" table:formula="of:=([.B7]-[.B6])/[.B6]" office:value-type="float" office:value="-0.221343873517786" calcext:value-type="float">
            <text:p>-0,22</text:p>
          </table:table-cell>
          <table:table-cell table:formula="of:=[.B7]/[.B$43]" office:value-type="float" office:value="0.333051563820795" calcext:value-type="float">
            <text:p>0,333051563820795</text:p>
          </table:table-cell>
          <table:table-cell table:style-name="ce6" office:value-type="float" office:value="0.9757" calcext:value-type="float">
            <text:p>0,9757</text:p>
          </table:table-cell>
          <table:table-cell table:formula="of:=([.E7]-[.E6])/[.E6]" office:value-type="float" office:value="0.00608372860383586" calcext:value-type="float">
            <text:p>0,0061</text:p>
          </table:table-cell>
          <table:table-cell table:style-name="Default" table:formula="of:=[.E7]/[.E$43]" office:value-type="float" office:value="0.989754514100223" calcext:value-type="float">
            <text:p>0,989754514100223</text:p>
          </table:table-cell>
          <table:table-cell table:style-name="ce11" office:value-type="float" office:value="243" calcext:value-type="float">
            <text:p>243</text:p>
          </table:table-cell>
          <table:table-cell table:style-name="ce4" table:formula="of:=([.H7]-[.H6])/[.H6]" office:value-type="float" office:value="-0.195364238410596" calcext:value-type="float">
            <text:p>-0,20</text:p>
          </table:table-cell>
          <table:table-cell table:formula="of:=[.H7]/[.H$43]" office:value-type="float" office:value="0.331062670299728" calcext:value-type="float">
            <text:p>0,33106267029972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float" office:value="0.0664" calcext:value-type="float">
            <text:p>0,0664</text:p>
          </table:table-cell>
          <table:table-cell table:style-name="ce4" table:formula="of:=([.B8]-[.B7])/[.B7]" office:value-type="float" office:value="-0.157360406091371" calcext:value-type="float">
            <text:p>-0,16</text:p>
          </table:table-cell>
          <table:table-cell table:formula="of:=[.B8]/[.B$43]" office:value-type="float" office:value="0.280642434488588" calcext:value-type="float">
            <text:p>0,280642434488588</text:p>
          </table:table-cell>
          <table:table-cell table:style-name="ce6" office:value-type="float" office:value="0.9798" calcext:value-type="float">
            <text:p>0,9798</text:p>
          </table:table-cell>
          <table:table-cell table:formula="of:=([.E8]-[.E7])/[.E7]" office:value-type="float" office:value="0.00420211130470431" calcext:value-type="float">
            <text:p>0,0042</text:p>
          </table:table-cell>
          <table:table-cell table:style-name="Default" table:formula="of:=[.E8]/[.E$43]" office:value-type="float" office:value="0.993913572732806" calcext:value-type="float">
            <text:p>0,993913572732806</text:p>
          </table:table-cell>
          <table:table-cell table:style-name="ce11" office:value-type="float" office:value="202" calcext:value-type="float">
            <text:p>202</text:p>
          </table:table-cell>
          <table:table-cell table:style-name="ce4" table:formula="of:=([.H8]-[.H7])/[.H7]" office:value-type="float" office:value="-0.168724279835391" calcext:value-type="float">
            <text:p>-0,17</text:p>
          </table:table-cell>
          <table:table-cell table:formula="of:=[.H8]/[.H$43]" office:value-type="float" office:value="0.275204359673025" calcext:value-type="float">
            <text:p>0,27520435967302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float" office:value="0.0734" calcext:value-type="float">
            <text:p>0,0734</text:p>
          </table:table-cell>
          <table:table-cell table:style-name="ce4" table:formula="of:=([.B9]-[.B8])/[.B8]" office:value-type="float" office:value="0.105421686746988" calcext:value-type="float">
            <text:p>0,11</text:p>
          </table:table-cell>
          <table:table-cell table:formula="of:=[.B9]/[.B$43]" office:value-type="float" office:value="0.310228233305156" calcext:value-type="float">
            <text:p>0,310228233305156</text:p>
          </table:table-cell>
          <table:table-cell table:style-name="ce6" office:value-type="float" office:value="0.9784" calcext:value-type="float">
            <text:p>0,9784</text:p>
          </table:table-cell>
          <table:table-cell table:formula="of:=([.E9]-[.E8])/[.E8]" office:value-type="float" office:value="-0.00142886303327205" calcext:value-type="float">
            <text:p>-0,0014</text:p>
          </table:table-cell>
          <table:table-cell table:style-name="Default" table:formula="of:=[.E9]/[.E$43]" office:value-type="float" office:value="0.99249340637046" calcext:value-type="float">
            <text:p>0,99249340637046</text:p>
          </table:table-cell>
          <table:table-cell table:style-name="ce11" office:value-type="float" office:value="216" calcext:value-type="float">
            <text:p>216</text:p>
          </table:table-cell>
          <table:table-cell table:style-name="ce4" table:formula="of:=([.H9]-[.H8])/[.H8]" office:value-type="float" office:value="0.0693069306930693" calcext:value-type="float">
            <text:p>0,07</text:p>
          </table:table-cell>
          <table:table-cell table:formula="of:=[.H9]/[.H$43]" office:value-type="float" office:value="0.294277929155313" calcext:value-type="float">
            <text:p>0,29427792915531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float" office:value="0.0663" calcext:value-type="float">
            <text:p>0,0663</text:p>
          </table:table-cell>
          <table:table-cell table:style-name="ce4" table:formula="of:=([.B10]-[.B9])/[.B9]" office:value-type="float" office:value="-0.0967302452316077" calcext:value-type="float">
            <text:p>-0,10</text:p>
          </table:table-cell>
          <table:table-cell table:formula="of:=[.B10]/[.B$43]" office:value-type="float" office:value="0.28021978021978" calcext:value-type="float">
            <text:p>0,28021978021978</text:p>
          </table:table-cell>
          <table:table-cell table:style-name="ce6" office:value-type="float" office:value="0.9811" calcext:value-type="float">
            <text:p>0,9811</text:p>
          </table:table-cell>
          <table:table-cell table:formula="of:=([.E10]-[.E9])/[.E9]" office:value-type="float" office:value="0.00275960752248573" calcext:value-type="float">
            <text:p>0,0028</text:p>
          </table:table-cell>
          <table:table-cell table:style-name="Default" table:formula="of:=[.E10]/[.E$43]" office:value-type="float" office:value="0.995232298640698" calcext:value-type="float">
            <text:p>0,995232298640698</text:p>
          </table:table-cell>
          <table:table-cell table:style-name="ce11" office:value-type="float" office:value="189" calcext:value-type="float">
            <text:p>189</text:p>
          </table:table-cell>
          <table:table-cell table:style-name="ce4" table:formula="of:=([.H10]-[.H9])/[.H9]" office:value-type="float" office:value="-0.125" calcext:value-type="float">
            <text:p>-0,13</text:p>
          </table:table-cell>
          <table:table-cell table:formula="of:=[.H10]/[.H$43]" office:value-type="float" office:value="0.257493188010899" calcext:value-type="float">
            <text:p>0,25749318801089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float" office:value="0.0681" calcext:value-type="float">
            <text:p>0,0681</text:p>
          </table:table-cell>
          <table:table-cell table:style-name="ce4" table:formula="of:=([.B11]-[.B10])/[.B10]" office:value-type="float" office:value="0.0271493212669685" calcext:value-type="float">
            <text:p>0,03</text:p>
          </table:table-cell>
          <table:table-cell table:formula="of:=[.B11]/[.B$43]" office:value-type="float" office:value="0.287827557058326" calcext:value-type="float">
            <text:p>0,287827557058326</text:p>
          </table:table-cell>
          <table:table-cell table:style-name="ce6" office:value-type="float" office:value="0.9801" calcext:value-type="float">
            <text:p>0,9801</text:p>
          </table:table-cell>
          <table:table-cell table:formula="of:=([.E11]-[.E10])/[.E10]" office:value-type="float" office:value="-0.00101926409132606" calcext:value-type="float">
            <text:p>-0,0010</text:p>
          </table:table-cell>
          <table:table-cell table:style-name="Default" table:formula="of:=[.E11]/[.E$43]" office:value-type="float" office:value="0.994217894096166" calcext:value-type="float">
            <text:p>0,994217894096166</text:p>
          </table:table-cell>
          <table:table-cell table:style-name="ce11" office:value-type="float" office:value="199" calcext:value-type="float">
            <text:p>199</text:p>
          </table:table-cell>
          <table:table-cell table:style-name="ce4" table:formula="of:=([.H11]-[.H10])/[.H10]" office:value-type="float" office:value="0.0529100529100529" calcext:value-type="float">
            <text:p>0,05</text:p>
          </table:table-cell>
          <table:table-cell table:formula="of:=[.H11]/[.H$43]" office:value-type="float" office:value="0.271117166212534" calcext:value-type="float">
            <text:p>0,27111716621253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office:value-type="float" office:value="0.0772" calcext:value-type="float">
            <text:p>0,0772</text:p>
          </table:table-cell>
          <table:table-cell table:style-name="ce4" table:formula="of:=([.B12]-[.B11])/[.B11]" office:value-type="float" office:value="0.133627019089574" calcext:value-type="float">
            <text:p>0,13</text:p>
          </table:table-cell>
          <table:table-cell table:formula="of:=[.B12]/[.B$43]" office:value-type="float" office:value="0.326289095519865" calcext:value-type="float">
            <text:p>0,326289095519865</text:p>
          </table:table-cell>
          <table:table-cell table:style-name="ce6" office:value-type="float" office:value="0.9765" calcext:value-type="float">
            <text:p>0,9765</text:p>
          </table:table-cell>
          <table:table-cell table:formula="of:=([.E12]-[.E11])/[.E11]" office:value-type="float" office:value="-0.00367309458218554" calcext:value-type="float">
            <text:p>-0,0037</text:p>
          </table:table-cell>
          <table:table-cell table:style-name="Default" table:formula="of:=[.E12]/[.E$43]" office:value-type="float" office:value="0.990566037735849" calcext:value-type="float">
            <text:p>0,990566037735849</text:p>
          </table:table-cell>
          <table:table-cell table:style-name="ce11" office:value-type="float" office:value="235" calcext:value-type="float">
            <text:p>235</text:p>
          </table:table-cell>
          <table:table-cell table:style-name="ce4" table:formula="of:=([.H12]-[.H11])/[.H11]" office:value-type="float" office:value="0.180904522613065" calcext:value-type="float">
            <text:p>0,18</text:p>
          </table:table-cell>
          <table:table-cell table:formula="of:=[.H12]/[.H$43]" office:value-type="float" office:value="0.32016348773842" calcext:value-type="float">
            <text:p>0,3201634877384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float" office:value="0.0816" calcext:value-type="float">
            <text:p>0,0816</text:p>
          </table:table-cell>
          <table:table-cell table:style-name="ce4" table:formula="of:=([.B13]-[.B12])/[.B12]" office:value-type="float" office:value="0.0569948186528498" calcext:value-type="float">
            <text:p>0,06</text:p>
          </table:table-cell>
          <table:table-cell table:formula="of:=[.B13]/[.B$43]" office:value-type="float" office:value="0.344885883347422" calcext:value-type="float">
            <text:p>0,344885883347422</text:p>
          </table:table-cell>
          <table:table-cell table:style-name="ce6" office:value-type="float" office:value="0.9756" calcext:value-type="float">
            <text:p>0,9756</text:p>
          </table:table-cell>
          <table:table-cell table:formula="of:=([.E13]-[.E12])/[.E12]" office:value-type="float" office:value="-0.000921658986175127" calcext:value-type="float">
            <text:p>-0,0009</text:p>
          </table:table-cell>
          <table:table-cell table:style-name="Default" table:formula="of:=[.E13]/[.E$43]" office:value-type="float" office:value="0.98965307364577" calcext:value-type="float">
            <text:p>0,98965307364577</text:p>
          </table:table-cell>
          <table:table-cell table:style-name="ce11" office:value-type="float" office:value="244" calcext:value-type="float">
            <text:p>244</text:p>
          </table:table-cell>
          <table:table-cell table:style-name="ce4" table:formula="of:=([.H13]-[.H12])/[.H12]" office:value-type="float" office:value="0.0382978723404255" calcext:value-type="float">
            <text:p>0,04</text:p>
          </table:table-cell>
          <table:table-cell table:formula="of:=[.H13]/[.H$43]" office:value-type="float" office:value="0.332425068119891" calcext:value-type="float">
            <text:p>0,33242506811989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float" office:value="0.0672" calcext:value-type="float">
            <text:p>0,0672</text:p>
          </table:table-cell>
          <table:table-cell table:style-name="ce4" table:formula="of:=([.B14]-[.B13])/[.B13]" office:value-type="float" office:value="-0.176470588235294" calcext:value-type="float">
            <text:p>-0,18</text:p>
          </table:table-cell>
          <table:table-cell table:formula="of:=[.B14]/[.B$43]" office:value-type="float" office:value="0.284023668639053" calcext:value-type="float">
            <text:p>0,284023668639053</text:p>
          </table:table-cell>
          <table:table-cell table:style-name="ce6" office:value-type="float" office:value="0.9785" calcext:value-type="float">
            <text:p>0,9785</text:p>
          </table:table-cell>
          <table:table-cell table:formula="of:=([.E14]-[.E13])/[.E13]" office:value-type="float" office:value="0.00297252972529727" calcext:value-type="float">
            <text:p>0,0030</text:p>
          </table:table-cell>
          <table:table-cell table:style-name="Default" table:formula="of:=[.E14]/[.E$43]" office:value-type="float" office:value="0.992594846824914" calcext:value-type="float">
            <text:p>0,992594846824914</text:p>
          </table:table-cell>
          <table:table-cell table:style-name="ce11" office:value-type="float" office:value="215" calcext:value-type="float">
            <text:p>215</text:p>
          </table:table-cell>
          <table:table-cell table:style-name="ce4" table:formula="of:=([.H14]-[.H13])/[.H13]" office:value-type="float" office:value="-0.118852459016393" calcext:value-type="float">
            <text:p>-0,12</text:p>
          </table:table-cell>
          <table:table-cell table:formula="of:=[.H14]/[.H$43]" office:value-type="float" office:value="0.29291553133515" calcext:value-type="float">
            <text:p>0,2929155313351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" office:value-type="float" office:value="0.0587" calcext:value-type="float">
            <text:p>0,0587</text:p>
          </table:table-cell>
          <table:table-cell table:style-name="ce4" table:formula="of:=([.B15]-[.B14])/[.B14]" office:value-type="float" office:value="-0.126488095238095" calcext:value-type="float">
            <text:p>-0,13</text:p>
          </table:table-cell>
          <table:table-cell table:formula="of:=[.B15]/[.B$43]" office:value-type="float" office:value="0.248098055790363" calcext:value-type="float">
            <text:p>0,248098055790363</text:p>
          </table:table-cell>
          <table:table-cell table:style-name="ce6" office:value-type="float" office:value="0.9826" calcext:value-type="float">
            <text:p>0,9826</text:p>
          </table:table-cell>
          <table:table-cell table:formula="of:=([.E15]-[.E14])/[.E14]" office:value-type="float" office:value="0.00419008686765457" calcext:value-type="float">
            <text:p>0,0042</text:p>
          </table:table-cell>
          <table:table-cell table:style-name="Default" table:formula="of:=[.E15]/[.E$43]" office:value-type="float" office:value="0.996753905457496" calcext:value-type="float">
            <text:p>0,996753905457496</text:p>
          </table:table-cell>
          <table:table-cell table:style-name="ce11" office:value-type="float" office:value="174" calcext:value-type="float">
            <text:p>174</text:p>
          </table:table-cell>
          <table:table-cell table:style-name="ce4" table:formula="of:=([.H15]-[.H14])/[.H14]" office:value-type="float" office:value="-0.190697674418605" calcext:value-type="float">
            <text:p>-0,19</text:p>
          </table:table-cell>
          <table:table-cell table:formula="of:=[.H15]/[.H$43]" office:value-type="float" office:value="0.237057220708447" calcext:value-type="float">
            <text:p>0,237057220708447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" office:value-type="float" office:value="0.062" calcext:value-type="float">
            <text:p>0,062</text:p>
          </table:table-cell>
          <table:table-cell table:style-name="ce4" table:formula="of:=([.B16]-[.B15])/[.B15]" office:value-type="float" office:value="0.0562180579216354" calcext:value-type="float">
            <text:p>0,06</text:p>
          </table:table-cell>
          <table:table-cell table:formula="of:=[.B16]/[.B$43]" office:value-type="float" office:value="0.262045646661031" calcext:value-type="float">
            <text:p>0,262045646661031</text:p>
          </table:table-cell>
          <table:table-cell table:style-name="ce6" office:value-type="float" office:value="0.9785" calcext:value-type="float">
            <text:p>0,9785</text:p>
          </table:table-cell>
          <table:table-cell table:formula="of:=([.E16]-[.E15])/[.E15]" office:value-type="float" office:value="-0.00417260329737431" calcext:value-type="float">
            <text:p>-0,0042</text:p>
          </table:table-cell>
          <table:table-cell table:style-name="Default" table:formula="of:=[.E16]/[.E$43]" office:value-type="float" office:value="0.992594846824914" calcext:value-type="float">
            <text:p>0,992594846824914</text:p>
          </table:table-cell>
          <table:table-cell table:style-name="ce11" office:value-type="float" office:value="215" calcext:value-type="float">
            <text:p>215</text:p>
          </table:table-cell>
          <table:table-cell table:style-name="ce4" table:formula="of:=([.H16]-[.H15])/[.H15]" office:value-type="float" office:value="0.235632183908046" calcext:value-type="float">
            <text:p>0,24</text:p>
          </table:table-cell>
          <table:table-cell table:formula="of:=[.H16]/[.H$43]" office:value-type="float" office:value="0.29291553133515" calcext:value-type="float">
            <text:p>0,2929155313351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" office:value-type="float" office:value="0.0726" calcext:value-type="float">
            <text:p>0,0726</text:p>
          </table:table-cell>
          <table:table-cell table:style-name="ce4" table:formula="of:=([.B17]-[.B16])/[.B16]" office:value-type="float" office:value="0.170967741935484" calcext:value-type="float">
            <text:p>0,17</text:p>
          </table:table-cell>
          <table:table-cell table:formula="of:=[.B17]/[.B$43]" office:value-type="float" office:value="0.306846999154691" calcext:value-type="float">
            <text:p>0,306846999154691</text:p>
          </table:table-cell>
          <table:table-cell table:style-name="ce6" office:value-type="float" office:value="0.9795" calcext:value-type="float">
            <text:p>0,9795</text:p>
          </table:table-cell>
          <table:table-cell table:formula="of:=([.E17]-[.E16])/[.E16]" office:value-type="float" office:value="0.00102197240674502" calcext:value-type="float">
            <text:p>0,0010</text:p>
          </table:table-cell>
          <table:table-cell table:style-name="Default" table:formula="of:=[.E17]/[.E$43]" office:value-type="float" office:value="0.993609251369446" calcext:value-type="float">
            <text:p>0,993609251369446</text:p>
          </table:table-cell>
          <table:table-cell table:style-name="ce11" office:value-type="float" office:value="205" calcext:value-type="float">
            <text:p>205</text:p>
          </table:table-cell>
          <table:table-cell table:style-name="ce4" table:formula="of:=([.H17]-[.H16])/[.H16]" office:value-type="float" office:value="-0.0465116279069768" calcext:value-type="float">
            <text:p>-0,05</text:p>
          </table:table-cell>
          <table:table-cell table:formula="of:=[.H17]/[.H$43]" office:value-type="float" office:value="0.279291553133515" calcext:value-type="float">
            <text:p>0,279291553133515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" office:value-type="float" office:value="0.0761" calcext:value-type="float">
            <text:p>0,0761</text:p>
          </table:table-cell>
          <table:table-cell table:style-name="ce4" table:formula="of:=([.B18]-[.B17])/[.B17]" office:value-type="float" office:value="0.0482093663911846" calcext:value-type="float">
            <text:p>0,05</text:p>
          </table:table-cell>
          <table:table-cell table:formula="of:=[.B18]/[.B$43]" office:value-type="float" office:value="0.321639898562975" calcext:value-type="float">
            <text:p>0,321639898562975</text:p>
          </table:table-cell>
          <table:table-cell table:style-name="ce6" office:value-type="float" office:value="0.9771" calcext:value-type="float">
            <text:p>0,9771</text:p>
          </table:table-cell>
          <table:table-cell table:formula="of:=([.E18]-[.E17])/[.E17]" office:value-type="float" office:value="-0.00245022970903518" calcext:value-type="float">
            <text:p>-0,0025</text:p>
          </table:table-cell>
          <table:table-cell table:style-name="Default" table:formula="of:=[.E18]/[.E$43]" office:value-type="float" office:value="0.991174680462568" calcext:value-type="float">
            <text:p>0,991174680462568</text:p>
          </table:table-cell>
          <table:table-cell table:style-name="ce11" office:value-type="float" office:value="229" calcext:value-type="float">
            <text:p>229</text:p>
          </table:table-cell>
          <table:table-cell table:style-name="ce4" table:formula="of:=([.H18]-[.H17])/[.H17]" office:value-type="float" office:value="0.117073170731707" calcext:value-type="float">
            <text:p>0,12</text:p>
          </table:table-cell>
          <table:table-cell table:formula="of:=[.H18]/[.H$43]" office:value-type="float" office:value="0.311989100817439" calcext:value-type="float">
            <text:p>0,311989100817439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" office:value-type="float" office:value="0.0688" calcext:value-type="float">
            <text:p>0,0688</text:p>
          </table:table-cell>
          <table:table-cell table:style-name="ce4" table:formula="of:=([.B19]-[.B18])/[.B18]" office:value-type="float" office:value="-0.0959264126149803" calcext:value-type="float">
            <text:p>-0,10</text:p>
          </table:table-cell>
          <table:table-cell table:formula="of:=[.B19]/[.B$43]" office:value-type="float" office:value="0.290786136939983" calcext:value-type="float">
            <text:p>0,290786136939983</text:p>
          </table:table-cell>
          <table:table-cell table:style-name="ce6" office:value-type="float" office:value="0.9808" calcext:value-type="float">
            <text:p>0,9808</text:p>
          </table:table-cell>
          <table:table-cell table:formula="of:=([.E19]-[.E18])/[.E18]" office:value-type="float" office:value="0.00378671579162821" calcext:value-type="float">
            <text:p>0,0038</text:p>
          </table:table-cell>
          <table:table-cell table:style-name="Default" table:formula="of:=[.E19]/[.E$43]" office:value-type="float" office:value="0.994927977277338" calcext:value-type="float">
            <text:p>0,994927977277338</text:p>
          </table:table-cell>
          <table:table-cell table:style-name="ce11" office:value-type="float" office:value="192" calcext:value-type="float">
            <text:p>192</text:p>
          </table:table-cell>
          <table:table-cell table:style-name="ce4" table:formula="of:=([.H19]-[.H18])/[.H18]" office:value-type="float" office:value="-0.161572052401747" calcext:value-type="float">
            <text:p>-0,16</text:p>
          </table:table-cell>
          <table:table-cell table:formula="of:=[.H19]/[.H$43]" office:value-type="float" office:value="0.26158038147139" calcext:value-type="float">
            <text:p>0,26158038147139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2" office:value-type="float" office:value="0.0586" calcext:value-type="float">
            <text:p>0,0586</text:p>
          </table:table-cell>
          <table:table-cell table:style-name="ce4" table:formula="of:=([.B20]-[.B19])/[.B19]" office:value-type="float" office:value="-0.148255813953488" calcext:value-type="float">
            <text:p>-0,15</text:p>
          </table:table-cell>
          <table:table-cell table:formula="of:=[.B20]/[.B$43]" office:value-type="float" office:value="0.247675401521555" calcext:value-type="float">
            <text:p>0,247675401521555</text:p>
          </table:table-cell>
          <table:table-cell table:style-name="ce6" office:value-type="float" office:value="0.9823" calcext:value-type="float">
            <text:p>0,9823</text:p>
          </table:table-cell>
          <table:table-cell table:formula="of:=([.E20]-[.E19])/[.E19]" office:value-type="float" office:value="0.00152936378466564" calcext:value-type="float">
            <text:p>0,0015</text:p>
          </table:table-cell>
          <table:table-cell table:style-name="Default" table:formula="of:=[.E20]/[.E$43]" office:value-type="float" office:value="0.996449584094137" calcext:value-type="float">
            <text:p>0,996449584094137</text:p>
          </table:table-cell>
          <table:table-cell table:style-name="ce11" office:value-type="float" office:value="177" calcext:value-type="float">
            <text:p>177</text:p>
          </table:table-cell>
          <table:table-cell table:style-name="ce4" table:formula="of:=([.H20]-[.H19])/[.H19]" office:value-type="float" office:value="-0.078125" calcext:value-type="float">
            <text:p>-0,08</text:p>
          </table:table-cell>
          <table:table-cell table:formula="of:=[.H20]/[.H$43]" office:value-type="float" office:value="0.241144414168937" calcext:value-type="float">
            <text:p>0,24114441416893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" office:value-type="float" office:value="0.0495" calcext:value-type="float">
            <text:p>0,0495</text:p>
          </table:table-cell>
          <table:table-cell table:style-name="ce4" table:formula="of:=([.B21]-[.B20])/[.B20]" office:value-type="float" office:value="-0.155290102389079" calcext:value-type="float">
            <text:p>-0,16</text:p>
          </table:table-cell>
          <table:table-cell table:formula="of:=[.B21]/[.B$43]" office:value-type="float" office:value="0.209213863060017" calcext:value-type="float">
            <text:p>0,209213863060017</text:p>
          </table:table-cell>
          <table:table-cell table:style-name="ce6" office:value-type="float" office:value="0.9845" calcext:value-type="float">
            <text:p>0,9845</text:p>
          </table:table-cell>
          <table:table-cell table:formula="of:=([.E21]-[.E20])/[.E20]" office:value-type="float" office:value="0.00223964165733481" calcext:value-type="float">
            <text:p>0,0022</text:p>
          </table:table-cell>
          <table:table-cell table:style-name="Default" table:formula="of:=[.E21]/[.E$43]" office:value-type="float" office:value="0.998681274092108" calcext:value-type="float">
            <text:p>0,998681274092108</text:p>
          </table:table-cell>
          <table:table-cell table:style-name="ce11" office:value-type="float" office:value="155" calcext:value-type="float">
            <text:p>155</text:p>
          </table:table-cell>
          <table:table-cell table:style-name="ce4" table:formula="of:=([.H21]-[.H20])/[.H20]" office:value-type="float" office:value="-0.124293785310734" calcext:value-type="float">
            <text:p>-0,12</text:p>
          </table:table-cell>
          <table:table-cell table:formula="of:=[.H21]/[.H$43]" office:value-type="float" office:value="0.211171662125341" calcext:value-type="float">
            <text:p>0,21117166212534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float" office:value="0.0602" calcext:value-type="float">
            <text:p>0,0602</text:p>
          </table:table-cell>
          <table:table-cell table:style-name="ce4" table:formula="of:=([.B22]-[.B21])/[.B21]" office:value-type="float" office:value="0.216161616161616" calcext:value-type="float">
            <text:p>0,22</text:p>
          </table:table-cell>
          <table:table-cell table:formula="of:=[.B22]/[.B$43]" office:value-type="float" office:value="0.254437869822485" calcext:value-type="float">
            <text:p>0,254437869822485</text:p>
          </table:table-cell>
          <table:table-cell table:style-name="ce6" office:value-type="float" office:value="0.9828" calcext:value-type="float">
            <text:p>0,9828</text:p>
          </table:table-cell>
          <table:table-cell table:formula="of:=([.E22]-[.E21])/[.E21]" office:value-type="float" office:value="-0.00172676485525651" calcext:value-type="float">
            <text:p>-0,0017</text:p>
          </table:table-cell>
          <table:table-cell table:style-name="Default" table:formula="of:=[.E22]/[.E$43]" office:value-type="float" office:value="0.996956786366403" calcext:value-type="float">
            <text:p>0,996956786366403</text:p>
          </table:table-cell>
          <table:table-cell table:style-name="ce11" office:value-type="float" office:value="172" calcext:value-type="float">
            <text:p>172</text:p>
          </table:table-cell>
          <table:table-cell table:style-name="ce4" table:formula="of:=([.H22]-[.H21])/[.H21]" office:value-type="float" office:value="0.109677419354839" calcext:value-type="float">
            <text:p>0,11</text:p>
          </table:table-cell>
          <table:table-cell table:formula="of:=[.H22]/[.H$43]" office:value-type="float" office:value="0.23433242506812" calcext:value-type="float">
            <text:p>0,2343324250681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" office:value-type="float" office:value="0.0583" calcext:value-type="float">
            <text:p>0,0583</text:p>
          </table:table-cell>
          <table:table-cell table:style-name="ce4" table:formula="of:=([.B23]-[.B22])/[.B22]" office:value-type="float" office:value="-0.0315614617940199" calcext:value-type="float">
            <text:p>-0,03</text:p>
          </table:table-cell>
          <table:table-cell table:formula="of:=[.B23]/[.B$43]" office:value-type="float" office:value="0.246407438715131" calcext:value-type="float">
            <text:p>0,246407438715131</text:p>
          </table:table-cell>
          <table:table-cell table:style-name="ce6" office:value-type="float" office:value="0.982" calcext:value-type="float">
            <text:p>0,982</text:p>
          </table:table-cell>
          <table:table-cell table:formula="of:=([.E23]-[.E22])/[.E22]" office:value-type="float" office:value="-0.000814000814000837" calcext:value-type="float">
            <text:p>-0,0008</text:p>
          </table:table-cell>
          <table:table-cell table:style-name="Default" table:formula="of:=[.E23]/[.E$43]" office:value-type="float" office:value="0.996145262730777" calcext:value-type="float">
            <text:p>0,996145262730777</text:p>
          </table:table-cell>
          <table:table-cell table:style-name="ce11" office:value-type="float" office:value="180" calcext:value-type="float">
            <text:p>180</text:p>
          </table:table-cell>
          <table:table-cell table:style-name="ce4" table:formula="of:=([.H23]-[.H22])/[.H22]" office:value-type="float" office:value="0.0465116279069768" calcext:value-type="float">
            <text:p>0,05</text:p>
          </table:table-cell>
          <table:table-cell table:formula="of:=[.H23]/[.H$43]" office:value-type="float" office:value="0.245231607629428" calcext:value-type="float">
            <text:p>0,245231607629428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" office:value-type="float" office:value="0.0717" calcext:value-type="float">
            <text:p>0,0717</text:p>
          </table:table-cell>
          <table:table-cell table:style-name="ce4" table:formula="of:=([.B24]-[.B23])/[.B23]" office:value-type="float" office:value="0.229845626072041" calcext:value-type="float">
            <text:p>0,23</text:p>
          </table:table-cell>
          <table:table-cell table:formula="of:=[.B24]/[.B$43]" office:value-type="float" office:value="0.303043110735418" calcext:value-type="float">
            <text:p>0,303043110735418</text:p>
          </table:table-cell>
          <table:table-cell table:style-name="ce6" office:value-type="float" office:value="0.98" calcext:value-type="float">
            <text:p>0,98</text:p>
          </table:table-cell>
          <table:table-cell table:formula="of:=([.E24]-[.E23])/[.E23]" office:value-type="float" office:value="-0.00203665987780041" calcext:value-type="float">
            <text:p>-0,0020</text:p>
          </table:table-cell>
          <table:table-cell table:style-name="Default" table:formula="of:=[.E24]/[.E$43]" office:value-type="float" office:value="0.994116453641712" calcext:value-type="float">
            <text:p>0,994116453641712</text:p>
          </table:table-cell>
          <table:table-cell table:style-name="ce11" office:value-type="float" office:value="200" calcext:value-type="float">
            <text:p>200</text:p>
          </table:table-cell>
          <table:table-cell table:style-name="ce4" table:formula="of:=([.H24]-[.H23])/[.H23]" office:value-type="float" office:value="0.111111111111111" calcext:value-type="float">
            <text:p>0,11</text:p>
          </table:table-cell>
          <table:table-cell table:formula="of:=[.H24]/[.H$43]" office:value-type="float" office:value="0.272479564032698" calcext:value-type="float">
            <text:p>0,272479564032698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" office:value-type="float" office:value="0.0501" calcext:value-type="float">
            <text:p>0,0501</text:p>
          </table:table-cell>
          <table:table-cell table:style-name="ce4" table:formula="of:=([.B25]-[.B24])/[.B24]" office:value-type="float" office:value="-0.301255230125523" calcext:value-type="float">
            <text:p>-0,30</text:p>
          </table:table-cell>
          <table:table-cell table:formula="of:=[.B25]/[.B$43]" office:value-type="float" office:value="0.211749788672866" calcext:value-type="float">
            <text:p>0,211749788672866</text:p>
          </table:table-cell>
          <table:table-cell table:style-name="ce6" office:value-type="float" office:value="0.9853" calcext:value-type="float">
            <text:p>0,9853</text:p>
          </table:table-cell>
          <table:table-cell table:formula="of:=([.E25]-[.E24])/[.E24]" office:value-type="float" office:value="0.00540816326530621" calcext:value-type="float">
            <text:p>0,0054</text:p>
          </table:table-cell>
          <table:table-cell table:style-name="Default" table:formula="of:=[.E25]/[.E$43]" office:value-type="float" office:value="0.999492797727734" calcext:value-type="float">
            <text:p>0,999492797727734</text:p>
          </table:table-cell>
          <table:table-cell table:style-name="ce11" office:value-type="float" office:value="147" calcext:value-type="float">
            <text:p>147</text:p>
          </table:table-cell>
          <table:table-cell table:style-name="ce4" table:formula="of:=([.H25]-[.H24])/[.H24]" office:value-type="float" office:value="-0.265" calcext:value-type="float">
            <text:p>-0,27</text:p>
          </table:table-cell>
          <table:table-cell table:formula="of:=[.H25]/[.H$43]" office:value-type="float" office:value="0.200272479564033" calcext:value-type="float">
            <text:p>0,200272479564033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" office:value-type="float" office:value="0.0509" calcext:value-type="float">
            <text:p>0,0509</text:p>
          </table:table-cell>
          <table:table-cell table:style-name="ce4" table:formula="of:=([.B26]-[.B25])/[.B25]" office:value-type="float" office:value="0.0159680638722554" calcext:value-type="float">
            <text:p>0,02</text:p>
          </table:table-cell>
          <table:table-cell table:formula="of:=[.B26]/[.B$43]" office:value-type="float" office:value="0.215131022823331" calcext:value-type="float">
            <text:p>0,215131022823331</text:p>
          </table:table-cell>
          <table:table-cell table:style-name="ce6" office:value-type="float" office:value="0.9837" calcext:value-type="float">
            <text:p>0,9837</text:p>
          </table:table-cell>
          <table:table-cell table:formula="of:=([.E26]-[.E25])/[.E25]" office:value-type="float" office:value="-0.00162387090226332" calcext:value-type="float">
            <text:p>-0,0016</text:p>
          </table:table-cell>
          <table:table-cell table:style-name="Default" table:formula="of:=[.E26]/[.E$43]" office:value-type="float" office:value="0.997869750456482" calcext:value-type="float">
            <text:p>0,997869750456482</text:p>
          </table:table-cell>
          <table:table-cell table:style-name="ce11" office:value-type="float" office:value="163" calcext:value-type="float">
            <text:p>163</text:p>
          </table:table-cell>
          <table:table-cell table:style-name="ce4" table:formula="of:=([.H26]-[.H25])/[.H25]" office:value-type="float" office:value="0.108843537414966" calcext:value-type="float">
            <text:p>0,11</text:p>
          </table:table-cell>
          <table:table-cell table:formula="of:=[.H26]/[.H$43]" office:value-type="float" office:value="0.222070844686648" calcext:value-type="float">
            <text:p>0,222070844686648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2" office:value-type="float" office:value="0.0641" calcext:value-type="float">
            <text:p>0,0641</text:p>
          </table:table-cell>
          <table:table-cell table:style-name="ce4" table:formula="of:=([.B27]-[.B26])/[.B26]" office:value-type="float" office:value="0.259332023575639" calcext:value-type="float">
            <text:p>0,26</text:p>
          </table:table-cell>
          <table:table-cell table:formula="of:=[.B27]/[.B$43]" office:value-type="float" office:value="0.270921386306002" calcext:value-type="float">
            <text:p>0,270921386306002</text:p>
          </table:table-cell>
          <table:table-cell table:style-name="ce6" office:value-type="float" office:value="0.9799" calcext:value-type="float">
            <text:p>0,9799</text:p>
          </table:table-cell>
          <table:table-cell table:formula="of:=([.E27]-[.E26])/[.E26]" office:value-type="float" office:value="-0.00386296635152996" calcext:value-type="float">
            <text:p>-0,0039</text:p>
          </table:table-cell>
          <table:table-cell table:style-name="Default" table:formula="of:=[.E27]/[.E$43]" office:value-type="float" office:value="0.994015013187259" calcext:value-type="float">
            <text:p>0,994015013187259</text:p>
          </table:table-cell>
          <table:table-cell table:style-name="ce11" office:value-type="float" office:value="201" calcext:value-type="float">
            <text:p>201</text:p>
          </table:table-cell>
          <table:table-cell table:style-name="ce4" table:formula="of:=([.H27]-[.H26])/[.H26]" office:value-type="float" office:value="0.233128834355828" calcext:value-type="float">
            <text:p>0,23</text:p>
          </table:table-cell>
          <table:table-cell table:formula="of:=[.H27]/[.H$43]" office:value-type="float" office:value="0.273841961852861" calcext:value-type="float">
            <text:p>0,27384196185286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" office:value-type="float" office:value="0.0524" calcext:value-type="float">
            <text:p>0,0524</text:p>
          </table:table-cell>
          <table:table-cell table:style-name="ce4" table:formula="of:=([.B28]-[.B27])/[.B27]" office:value-type="float" office:value="-0.182527301092044" calcext:value-type="float">
            <text:p>-0,18</text:p>
          </table:table-cell>
          <table:table-cell table:formula="of:=[.B28]/[.B$43]" office:value-type="float" office:value="0.221470836855452" calcext:value-type="float">
            <text:p>0,221470836855452</text:p>
          </table:table-cell>
          <table:table-cell table:style-name="ce6" office:value-type="float" office:value="0.9858" calcext:value-type="float">
            <text:p>0,9858</text:p>
          </table:table-cell>
          <table:table-cell table:formula="of:=([.E28]-[.E27])/[.E27]" office:value-type="float" office:value="0.00602102255332178" calcext:value-type="float">
            <text:p>0,0060</text:p>
          </table:table-cell>
          <table:table-cell table:style-name="Default" table:formula="of:=[.E28]/[.E$43]" office:value-type="float" office:value="1" calcext:value-type="float">
            <text:p>1</text:p>
          </table:table-cell>
          <table:table-cell table:style-name="ce11" office:value-type="float" office:value="142" calcext:value-type="float">
            <text:p>142</text:p>
          </table:table-cell>
          <table:table-cell table:style-name="ce4" table:formula="of:=([.H28]-[.H27])/[.H27]" office:value-type="float" office:value="-0.293532338308458" calcext:value-type="float">
            <text:p>-0,29</text:p>
          </table:table-cell>
          <table:table-cell table:formula="of:=[.H28]/[.H$43]" office:value-type="float" office:value="0.193460490463215" calcext:value-type="float">
            <text:p>0,19346049046321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2" office:value-type="float" office:value="0.0613" calcext:value-type="float">
            <text:p>0,0613</text:p>
          </table:table-cell>
          <table:table-cell table:style-name="ce4" table:formula="of:=([.B29]-[.B28])/[.B28]" office:value-type="float" office:value="0.169847328244275" calcext:value-type="float">
            <text:p>0,17</text:p>
          </table:table-cell>
          <table:table-cell table:formula="of:=[.B29]/[.B$43]" office:value-type="float" office:value="0.259087066779374" calcext:value-type="float">
            <text:p>0,259087066779374</text:p>
          </table:table-cell>
          <table:table-cell table:style-name="ce6" office:value-type="float" office:value="0.9807" calcext:value-type="float">
            <text:p>0,9807</text:p>
          </table:table-cell>
          <table:table-cell table:formula="of:=([.E29]-[.E28])/[.E28]" office:value-type="float" office:value="-0.00517346317711503" calcext:value-type="float">
            <text:p>-0,0052</text:p>
          </table:table-cell>
          <table:table-cell table:style-name="Default" table:formula="of:=[.E29]/[.E$43]" office:value-type="float" office:value="0.994826536822885" calcext:value-type="float">
            <text:p>0,994826536822885</text:p>
          </table:table-cell>
          <table:table-cell table:style-name="ce11" office:value-type="float" office:value="193" calcext:value-type="float">
            <text:p>193</text:p>
          </table:table-cell>
          <table:table-cell table:style-name="ce4" table:formula="of:=([.H29]-[.H28])/[.H28]" office:value-type="float" office:value="0.359154929577465" calcext:value-type="float">
            <text:p>0,36</text:p>
          </table:table-cell>
          <table:table-cell table:formula="of:=[.H29]/[.H$43]" office:value-type="float" office:value="0.262942779291553" calcext:value-type="float">
            <text:p>0,262942779291553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" office:value-type="float" office:value="0.0745" calcext:value-type="float">
            <text:p>0,0745</text:p>
          </table:table-cell>
          <table:table-cell table:style-name="ce4" table:formula="of:=([.B30]-[.B29])/[.B29]" office:value-type="float" office:value="0.215334420880913" calcext:value-type="float">
            <text:p>0,22</text:p>
          </table:table-cell>
          <table:table-cell table:formula="of:=[.B30]/[.B$43]" office:value-type="float" office:value="0.314877430262046" calcext:value-type="float">
            <text:p>0,314877430262046</text:p>
          </table:table-cell>
          <table:table-cell table:style-name="ce6" office:value-type="float" office:value="0.9796" calcext:value-type="float">
            <text:p>0,9796</text:p>
          </table:table-cell>
          <table:table-cell table:formula="of:=([.E30]-[.E29])/[.E29]" office:value-type="float" office:value="-0.00112164780258998" calcext:value-type="float">
            <text:p>-0,0011</text:p>
          </table:table-cell>
          <table:table-cell table:style-name="Default" table:formula="of:=[.E30]/[.E$43]" office:value-type="float" office:value="0.993710691823899" calcext:value-type="float">
            <text:p>0,993710691823899</text:p>
          </table:table-cell>
          <table:table-cell table:style-name="ce11" office:value-type="float" office:value="204" calcext:value-type="float">
            <text:p>204</text:p>
          </table:table-cell>
          <table:table-cell table:style-name="ce4" table:formula="of:=([.H30]-[.H29])/[.H29]" office:value-type="float" office:value="0.0569948186528497" calcext:value-type="float">
            <text:p>0,06</text:p>
          </table:table-cell>
          <table:table-cell table:formula="of:=[.H30]/[.H$43]" office:value-type="float" office:value="0.277929155313351" calcext:value-type="float">
            <text:p>0,27792915531335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" office:value-type="float" office:value="0.0517" calcext:value-type="float">
            <text:p>0,0517</text:p>
          </table:table-cell>
          <table:table-cell table:style-name="ce4" table:formula="of:=([.B31]-[.B30])/[.B30]" office:value-type="float" office:value="-0.306040268456376" calcext:value-type="float">
            <text:p>-0,31</text:p>
          </table:table-cell>
          <table:table-cell table:formula="of:=[.B31]/[.B$43]" office:value-type="float" office:value="0.218512256973795" calcext:value-type="float">
            <text:p>0,218512256973795</text:p>
          </table:table-cell>
          <table:table-cell table:style-name="ce6" office:value-type="float" office:value="0.9847" calcext:value-type="float">
            <text:p>0,9847</text:p>
          </table:table-cell>
          <table:table-cell table:formula="of:=([.E31]-[.E30])/[.E30]" office:value-type="float" office:value="0.00520620661494487" calcext:value-type="float">
            <text:p>0,0052</text:p>
          </table:table-cell>
          <table:table-cell table:style-name="Default" table:formula="of:=[.E31]/[.E$43]" office:value-type="float" office:value="0.998884155001015" calcext:value-type="float">
            <text:p>0,998884155001015</text:p>
          </table:table-cell>
          <table:table-cell table:style-name="ce11" office:value-type="float" office:value="153" calcext:value-type="float">
            <text:p>153</text:p>
          </table:table-cell>
          <table:table-cell table:style-name="ce4" table:formula="of:=([.H31]-[.H30])/[.H30]" office:value-type="float" office:value="-0.25" calcext:value-type="float">
            <text:p>-0,25</text:p>
          </table:table-cell>
          <table:table-cell table:formula="of:=[.H31]/[.H$43]" office:value-type="float" office:value="0.208446866485014" calcext:value-type="float">
            <text:p>0,208446866485014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" office:value-type="float" office:value="0.0742" calcext:value-type="float">
            <text:p>0,0742</text:p>
          </table:table-cell>
          <table:table-cell table:style-name="ce4" table:formula="of:=([.B32]-[.B31])/[.B31]" office:value-type="float" office:value="0.435203094777563" calcext:value-type="float">
            <text:p>0,44</text:p>
          </table:table-cell>
          <table:table-cell table:formula="of:=[.B32]/[.B$43]" office:value-type="float" office:value="0.313609467455621" calcext:value-type="float">
            <text:p>0,313609467455621</text:p>
          </table:table-cell>
          <table:table-cell table:style-name="ce6" office:value-type="float" office:value="0.9785" calcext:value-type="float">
            <text:p>0,9785</text:p>
          </table:table-cell>
          <table:table-cell table:formula="of:=([.E32]-[.E31])/[.E31]" office:value-type="float" office:value="-0.0062963339088047" calcext:value-type="float">
            <text:p>-0,0063</text:p>
          </table:table-cell>
          <table:table-cell table:style-name="Default" table:formula="of:=[.E32]/[.E$43]" office:value-type="float" office:value="0.992594846824914" calcext:value-type="float">
            <text:p>0,992594846824914</text:p>
          </table:table-cell>
          <table:table-cell table:style-name="ce11" office:value-type="float" office:value="215" calcext:value-type="float">
            <text:p>215</text:p>
          </table:table-cell>
          <table:table-cell table:style-name="ce4" table:formula="of:=([.H32]-[.H31])/[.H31]" office:value-type="float" office:value="0.405228758169935" calcext:value-type="float">
            <text:p>0,41</text:p>
          </table:table-cell>
          <table:table-cell table:formula="of:=[.H32]/[.H$43]" office:value-type="float" office:value="0.29291553133515" calcext:value-type="float">
            <text:p>0,29291553133515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" office:value-type="float" office:value="0.0608" calcext:value-type="float">
            <text:p>0,0608</text:p>
          </table:table-cell>
          <table:table-cell table:style-name="ce4" table:formula="of:=([.B33]-[.B32])/[.B32]" office:value-type="float" office:value="-0.180592991913747" calcext:value-type="float">
            <text:p>-0,18</text:p>
          </table:table-cell>
          <table:table-cell table:formula="of:=[.B33]/[.B$43]" office:value-type="float" office:value="0.256973795435334" calcext:value-type="float">
            <text:p>0,256973795435334</text:p>
          </table:table-cell>
          <table:table-cell table:style-name="ce6" office:value-type="float" office:value="0.9831" calcext:value-type="float">
            <text:p>0,9831</text:p>
          </table:table-cell>
          <table:table-cell table:formula="of:=([.E33]-[.E32])/[.E32]" office:value-type="float" office:value="0.00470107307102713" calcext:value-type="float">
            <text:p>0,0047</text:p>
          </table:table-cell>
          <table:table-cell table:style-name="Default" table:formula="of:=[.E33]/[.E$43]" office:value-type="float" office:value="0.997261107729763" calcext:value-type="float">
            <text:p>0,997261107729763</text:p>
          </table:table-cell>
          <table:table-cell table:style-name="ce11" office:value-type="float" office:value="169" calcext:value-type="float">
            <text:p>169</text:p>
          </table:table-cell>
          <table:table-cell table:style-name="ce4" table:formula="of:=([.H33]-[.H32])/[.H32]" office:value-type="float" office:value="-0.213953488372093" calcext:value-type="float">
            <text:p>-0,21</text:p>
          </table:table-cell>
          <table:table-cell table:formula="of:=[.H33]/[.H$43]" office:value-type="float" office:value="0.230245231607629" calcext:value-type="float">
            <text:p>0,230245231607629</text:p>
          </table:table-cell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3" office:value-type="float" office:value="0.0535" calcext:value-type="float">
            <text:p>0,0535</text:p>
          </table:table-cell>
          <table:table-cell table:style-name="ce5" table:formula="of:=([.B34]-[.B33])/[.B33]" office:value-type="float" office:value="-0.120065789473684" calcext:value-type="float">
            <text:p>-0,12</text:p>
          </table:table-cell>
          <table:table-cell table:formula="of:=[.B34]/[.B$43]" office:value-type="float" office:value="0.226120033812342" calcext:value-type="float">
            <text:p>0,226120033812342</text:p>
          </table:table-cell>
          <table:table-cell table:style-name="ce7" office:value-type="float" office:value="0.9846" calcext:value-type="float">
            <text:p>0,9846</text:p>
          </table:table-cell>
          <table:table-cell table:style-name="ce10" table:formula="of:=([.E34]-[.E33])/[.E33]" office:value-type="float" office:value="0.00152578577967648" calcext:value-type="float">
            <text:p>0,0015</text:p>
          </table:table-cell>
          <table:table-cell table:style-name="Default" table:formula="of:=[.E34]/[.E$43]" office:value-type="float" office:value="0.998782714546561" calcext:value-type="float">
            <text:p>0,998782714546561</text:p>
          </table:table-cell>
          <table:table-cell table:style-name="ce12" office:value-type="float" office:value="154" calcext:value-type="float">
            <text:p>154</text:p>
          </table:table-cell>
          <table:table-cell table:style-name="ce5" table:formula="of:=([.H34]-[.H33])/[.H33]" office:value-type="float" office:value="-0.0887573964497041" calcext:value-type="float">
            <text:p>-0,09</text:p>
          </table:table-cell>
          <table:table-cell table:formula="of:=[.H34]/[.H$43]" office:value-type="float" office:value="0.209809264305177" calcext:value-type="float">
            <text:p>0,209809264305177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2" office:value-type="float" office:value="0.0608" calcext:value-type="float">
            <text:p>0,0608</text:p>
          </table:table-cell>
          <table:table-cell table:style-name="ce4" table:formula="of:=([.B35]-[.B34])/[.B34]" office:value-type="float" office:value="0.136448598130841" calcext:value-type="float">
            <text:p>0,14</text:p>
          </table:table-cell>
          <table:table-cell table:formula="of:=[.B35]/[.B$43]" office:value-type="float" office:value="0.256973795435334" calcext:value-type="float">
            <text:p>0,256973795435334</text:p>
          </table:table-cell>
          <table:table-cell table:style-name="ce6" office:value-type="float" office:value="0.9815" calcext:value-type="float">
            <text:p>0,9815</text:p>
          </table:table-cell>
          <table:table-cell table:formula="of:=([.E35]-[.E34])/[.E34]" office:value-type="float" office:value="-0.0031484866951046" calcext:value-type="float">
            <text:p>-0,0031</text:p>
          </table:table-cell>
          <table:table-cell table:style-name="Default" table:formula="of:=[.E35]/[.E$43]" office:value-type="float" office:value="0.995638060458511" calcext:value-type="float">
            <text:p>0,995638060458511</text:p>
          </table:table-cell>
          <table:table-cell table:style-name="ce11" office:value-type="float" office:value="185" calcext:value-type="float">
            <text:p>185</text:p>
          </table:table-cell>
          <table:table-cell table:style-name="ce4" table:formula="of:=([.H35]-[.H34])/[.H34]" office:value-type="float" office:value="0.201298701298701" calcext:value-type="float">
            <text:p>0,20</text:p>
          </table:table-cell>
          <table:table-cell table:formula="of:=[.H35]/[.H$43]" office:value-type="float" office:value="0.252043596730245" calcext:value-type="float">
            <text:p>0,25204359673024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2" office:value-type="float" office:value="0.0555" calcext:value-type="float">
            <text:p>0,0555</text:p>
          </table:table-cell>
          <table:table-cell table:style-name="ce4" table:formula="of:=([.B36]-[.B35])/[.B35]" office:value-type="float" office:value="-0.0871710526315789" calcext:value-type="float">
            <text:p>-0,09</text:p>
          </table:table-cell>
          <table:table-cell table:formula="of:=[.B36]/[.B$43]" office:value-type="float" office:value="0.234573119188504" calcext:value-type="float">
            <text:p>0,234573119188504</text:p>
          </table:table-cell>
          <table:table-cell table:style-name="ce6" office:value-type="float" office:value="0.984" calcext:value-type="float">
            <text:p>0,984</text:p>
          </table:table-cell>
          <table:table-cell table:formula="of:=([.E36]-[.E35])/[.E35]" office:value-type="float" office:value="0.00254712175241971" calcext:value-type="float">
            <text:p>0,0025</text:p>
          </table:table-cell>
          <table:table-cell table:style-name="Default" table:formula="of:=[.E36]/[.E$43]" office:value-type="float" office:value="0.998174071819842" calcext:value-type="float">
            <text:p>0,998174071819842</text:p>
          </table:table-cell>
          <table:table-cell table:style-name="ce11" office:value-type="float" office:value="160" calcext:value-type="float">
            <text:p>160</text:p>
          </table:table-cell>
          <table:table-cell table:style-name="ce4" table:formula="of:=([.H36]-[.H35])/[.H35]" office:value-type="float" office:value="-0.135135135135135" calcext:value-type="float">
            <text:p>-0,14</text:p>
          </table:table-cell>
          <table:table-cell table:formula="of:=[.H36]/[.H$43]" office:value-type="float" office:value="0.217983651226158" calcext:value-type="float">
            <text:p>0,217983651226158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2" office:value-type="float" office:value="0.0641" calcext:value-type="float">
            <text:p>0,0641</text:p>
          </table:table-cell>
          <table:table-cell table:style-name="ce4" table:formula="of:=([.B37]-[.B36])/[.B36]" office:value-type="float" office:value="0.154954954954955" calcext:value-type="float">
            <text:p>0,15</text:p>
          </table:table-cell>
          <table:table-cell table:formula="of:=[.B37]/[.B$43]" office:value-type="float" office:value="0.270921386306002" calcext:value-type="float">
            <text:p>0,270921386306002</text:p>
          </table:table-cell>
          <table:table-cell table:style-name="ce6" office:value-type="float" office:value="0.9805" calcext:value-type="float">
            <text:p>0,9805</text:p>
          </table:table-cell>
          <table:table-cell table:formula="of:=([.E37]-[.E36])/[.E36]" office:value-type="float" office:value="-0.00355691056910564" calcext:value-type="float">
            <text:p>-0,0036</text:p>
          </table:table-cell>
          <table:table-cell table:style-name="Default" table:formula="of:=[.E37]/[.E$43]" office:value-type="float" office:value="0.994623655913978" calcext:value-type="float">
            <text:p>0,994623655913978</text:p>
          </table:table-cell>
          <table:table-cell table:style-name="ce11" office:value-type="float" office:value="195" calcext:value-type="float">
            <text:p>195</text:p>
          </table:table-cell>
          <table:table-cell table:style-name="ce4" table:formula="of:=([.H37]-[.H36])/[.H36]" office:value-type="float" office:value="0.21875" calcext:value-type="float">
            <text:p>0,22</text:p>
          </table:table-cell>
          <table:table-cell table:formula="of:=[.H37]/[.H$43]" office:value-type="float" office:value="0.26566757493188" calcext:value-type="float">
            <text:p>0,26566757493188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2" office:value-type="float" office:value="0.0514" calcext:value-type="float">
            <text:p>0,0514</text:p>
          </table:table-cell>
          <table:table-cell table:style-name="ce4" table:formula="of:=([.B38]-[.B37])/[.B37]" office:value-type="float" office:value="-0.198127925117005" calcext:value-type="float">
            <text:p>-0,20</text:p>
          </table:table-cell>
          <table:table-cell table:formula="of:=[.B38]/[.B$43]" office:value-type="float" office:value="0.217244294167371" calcext:value-type="float">
            <text:p>0,217244294167371</text:p>
          </table:table-cell>
          <table:table-cell table:style-name="ce6" office:value-type="float" office:value="0.9843" calcext:value-type="float">
            <text:p>0,9843</text:p>
          </table:table-cell>
          <table:table-cell table:formula="of:=([.E38]-[.E37])/[.E37]" office:value-type="float" office:value="0.00387557368689447" calcext:value-type="float">
            <text:p>0,0039</text:p>
          </table:table-cell>
          <table:table-cell table:style-name="Default" table:formula="of:=[.E38]/[.E$43]" office:value-type="float" office:value="0.998478393183201" calcext:value-type="float">
            <text:p>0,998478393183201</text:p>
          </table:table-cell>
          <table:table-cell table:style-name="ce11" office:value-type="float" office:value="157" calcext:value-type="float">
            <text:p>157</text:p>
          </table:table-cell>
          <table:table-cell table:style-name="ce4" table:formula="of:=([.H38]-[.H37])/[.H37]" office:value-type="float" office:value="-0.194871794871795" calcext:value-type="float">
            <text:p>-0,19</text:p>
          </table:table-cell>
          <table:table-cell table:formula="of:=[.H38]/[.H$43]" office:value-type="float" office:value="0.213896457765668" calcext:value-type="float">
            <text:p>0,213896457765668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2" office:value-type="float" office:value="0.0596" calcext:value-type="float">
            <text:p>0,0596</text:p>
          </table:table-cell>
          <table:table-cell table:style-name="ce4" table:formula="of:=([.B39]-[.B38])/[.B38]" office:value-type="float" office:value="0.159533073929961" calcext:value-type="float">
            <text:p>0,16</text:p>
          </table:table-cell>
          <table:table-cell table:formula="of:=[.B39]/[.B$43]" office:value-type="float" office:value="0.251901944209636" calcext:value-type="float">
            <text:p>0,251901944209636</text:p>
          </table:table-cell>
          <table:table-cell table:style-name="ce6" office:value-type="float" office:value="0.9816" calcext:value-type="float">
            <text:p>0,9816</text:p>
          </table:table-cell>
          <table:table-cell table:formula="of:=([.E39]-[.E38])/[.E38]" office:value-type="float" office:value="-0.00274306613837248" calcext:value-type="float">
            <text:p>-0,0027</text:p>
          </table:table-cell>
          <table:table-cell table:style-name="Default" table:formula="of:=[.E39]/[.E$43]" office:value-type="float" office:value="0.995739500912964" calcext:value-type="float">
            <text:p>0,995739500912964</text:p>
          </table:table-cell>
          <table:table-cell table:style-name="ce11" office:value-type="float" office:value="184" calcext:value-type="float">
            <text:p>184</text:p>
          </table:table-cell>
          <table:table-cell table:style-name="ce4" table:formula="of:=([.H39]-[.H38])/[.H38]" office:value-type="float" office:value="0.171974522292994" calcext:value-type="float">
            <text:p>0,17</text:p>
          </table:table-cell>
          <table:table-cell table:formula="of:=[.H39]/[.H$43]" office:value-type="float" office:value="0.250681198910082" calcext:value-type="float">
            <text:p>0,250681198910082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2" office:value-type="float" office:value="0.0574" calcext:value-type="float">
            <text:p>0,0574</text:p>
          </table:table-cell>
          <table:table-cell table:style-name="ce4" table:formula="of:=([.B40]-[.B39])/[.B39]" office:value-type="float" office:value="-0.0369127516778524" calcext:value-type="float">
            <text:p>-0,04</text:p>
          </table:table-cell>
          <table:table-cell table:formula="of:=[.B40]/[.B$43]" office:value-type="float" office:value="0.242603550295858" calcext:value-type="float">
            <text:p>0,242603550295858</text:p>
          </table:table-cell>
          <table:table-cell table:style-name="ce6" office:value-type="float" office:value="0.9828" calcext:value-type="float">
            <text:p>0,9828</text:p>
          </table:table-cell>
          <table:table-cell table:formula="of:=([.E40]-[.E39])/[.E39]" office:value-type="float" office:value="0.00122249388753054" calcext:value-type="float">
            <text:p>0,0012</text:p>
          </table:table-cell>
          <table:table-cell table:style-name="Default" table:formula="of:=[.E40]/[.E$43]" office:value-type="float" office:value="0.996956786366403" calcext:value-type="float">
            <text:p>0,996956786366403</text:p>
          </table:table-cell>
          <table:table-cell table:style-name="ce11" office:value-type="float" office:value="172" calcext:value-type="float">
            <text:p>172</text:p>
          </table:table-cell>
          <table:table-cell table:style-name="ce4" table:formula="of:=([.H40]-[.H39])/[.H39]" office:value-type="float" office:value="-0.0652173913043478" calcext:value-type="float">
            <text:p>-0,07</text:p>
          </table:table-cell>
          <table:table-cell table:formula="of:=[.H40]/[.H$43]" office:value-type="float" office:value="0.23433242506812" calcext:value-type="float">
            <text:p>0,23433242506812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" office:value-type="float" office:value="0.0493" calcext:value-type="float">
            <text:p>0,0493</text:p>
          </table:table-cell>
          <table:table-cell table:style-name="ce4" table:formula="of:=([.B41]-[.B40])/[.B40]" office:value-type="float" office:value="-0.141114982578397" calcext:value-type="float">
            <text:p>-0,14</text:p>
          </table:table-cell>
          <table:table-cell table:formula="of:=[.B41]/[.B$43]" office:value-type="float" office:value="0.208368554522401" calcext:value-type="float">
            <text:p>0,208368554522401</text:p>
          </table:table-cell>
          <table:table-cell table:style-name="ce6" office:value-type="float" office:value="0.9836" calcext:value-type="float">
            <text:p>0,9836</text:p>
          </table:table-cell>
          <table:table-cell table:formula="of:=([.E41]-[.E40])/[.E40]" office:value-type="float" office:value="0.000814000814000837" calcext:value-type="float">
            <text:p>0,0008</text:p>
          </table:table-cell>
          <table:table-cell table:style-name="Default" table:formula="of:=[.E41]/[.E$43]" office:value-type="float" office:value="0.997768310002029" calcext:value-type="float">
            <text:p>0,997768310002029</text:p>
          </table:table-cell>
          <table:table-cell table:style-name="ce11" office:value-type="float" office:value="164" calcext:value-type="float">
            <text:p>164</text:p>
          </table:table-cell>
          <table:table-cell table:style-name="ce4" table:formula="of:=([.H41]-[.H40])/[.H40]" office:value-type="float" office:value="-0.0465116279069768" calcext:value-type="float">
            <text:p>-0,05</text:p>
          </table:table-cell>
          <table:table-cell table:formula="of:=[.H41]/[.H$43]" office:value-type="float" office:value="0.223433242506812" calcext:value-type="float">
            <text:p>0,22343324250681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áximo</text:p>
          </table:table-cell>
          <table:table-cell table:formula="of:=MAX([.B2:.B41])" office:value-type="float" office:value="0.2366" calcext:value-type="float">
            <text:p>0,2366</text:p>
          </table:table-cell>
          <table:table-cell table:number-columns-repeated="2"/>
          <table:table-cell table:formula="of:=MAX([.E2:.E41])" office:value-type="float" office:value="0.9858" calcext:value-type="float">
            <text:p>0,9858</text:p>
          </table:table-cell>
          <table:table-cell table:number-columns-repeated="2"/>
          <table:table-cell table:formula="of:=MAX([.H2:.H41])" office:value-type="float" office:value="734" calcext:value-type="float">
            <text:p>7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no</text:p>
          </table:table-cell>
          <table:table-cell table:formula="of:=MEDIAN([.B2:.B41])" office:value-type="float" office:value="0.0641" calcext:value-type="float">
            <text:p>0,0641</text:p>
          </table:table-cell>
          <table:table-cell table:number-columns-repeated="2"/>
          <table:table-cell table:formula="of:=MEDIAN([.E2:.E41])" office:value-type="float" office:value="0.9806" calcext:value-type="float">
            <text:p>0,9806</text:p>
          </table:table-cell>
          <table:table-cell table:number-columns-repeated="2"/>
          <table:table-cell table:formula="of:=MEDIAN([.H2:.H41])"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ínimo</text:p>
          </table:table-cell>
          <table:table-cell table:formula="of:=MIN([.B2:.B41])" office:value-type="float" office:value="0.0493" calcext:value-type="float">
            <text:p>0,0493</text:p>
          </table:table-cell>
          <table:table-cell table:number-columns-repeated="2"/>
          <table:table-cell table:formula="of:=MIN([.E2:.E41])" office:value-type="float" office:value="0.9266" calcext:value-type="float">
            <text:p>0,9266</text:p>
          </table:table-cell>
          <table:table-cell table:number-columns-repeated="2"/>
          <table:table-cell table:formula="of:=MIN([.H2:.H41])" office:value-type="float" office:value="142" calcext:value-type="float">
            <text:p>142</text:p>
          </table:table-cell>
          <table:table-cell table:number-columns-repeated="2"/>
        </table:table-row>
        <table:table-row table:style-name="ro1" table:number-rows-repeated="104853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initial_filter_cnt.B2:initial_filter_cnt.B41">
            <calcext:condition calcext:apply-style-name="Good" calcext:value="=[$initial_filter_cnt.$B$45]" calcext:base-cell-address="initial_filter_cnt.B2"/>
            <calcext:condition calcext:apply-style-name="Accent 3" calcext:value="=[$initial_filter_cnt.$B$44]" calcext:base-cell-address="initial_filter_cnt.B2"/>
            <calcext:condition calcext:apply-style-name="Bad" calcext:value="=[$initial_filter_cnt.$B$43]" calcext:base-cell-address="initial_filter_cnt.B2"/>
          </calcext:conditional-format>
          <calcext:conditional-format calcext:target-range-address="initial_filter_cnt.E2:initial_filter_cnt.E41 initial_filter_cnt.F2:initial_filter_cnt.F2">
            <calcext:condition calcext:apply-style-name="Good" calcext:value="=[$initial_filter_cnt.$E$43]" calcext:base-cell-address="initial_filter_cnt.E2"/>
            <calcext:condition calcext:apply-style-name="Accent 3" calcext:value="=[$initial_filter_cnt.$E$44]" calcext:base-cell-address="initial_filter_cnt.E2"/>
            <calcext:condition calcext:apply-style-name="Bad" calcext:value="=[$initial_filter_cnt.$E$45]" calcext:base-cell-address="initial_filter_cnt.E2"/>
          </calcext:conditional-format>
          <calcext:conditional-format calcext:target-range-address="initial_filter_cnt.H2:initial_filter_cnt.H41">
            <calcext:condition calcext:apply-style-name="Bad" calcext:value="=[$initial_filter_cnt.$H$43]" calcext:base-cell-address="initial_filter_cnt.H2"/>
            <calcext:condition calcext:apply-style-name="Accent 3" calcext:value="=[$initial_filter_cnt.$H$44]" calcext:base-cell-address="initial_filter_cnt.H2"/>
            <calcext:condition calcext:apply-style-name="Good" calcext:value="=[$initial_filter_cnt.$H$45]" calcext:base-cell-address="initial_filter_cnt.H2"/>
          </calcext:conditional-format>
        </calcext:conditional-formats>
      </table:table>
      <table:table table:name="Planilha2" table:style-name="ta1">
        <table:shapes>
          <draw:frame draw:z-index="0" draw:style-name="gr1" draw:text-style-name="P1" svg:width="41.191cm" svg:height="23.177cm" svg:x="0.028cm" svg:y="0cm">
            <draw:object draw:notify-on-update-of-ranges="initial_filter_cnt.A2:initial_filter_cnt.A41 initial_filter_cnt.B2:initial_filter_cnt.B41 initial_filter_cnt.A2:initial_filter_cnt.A41 initial_filter_cnt.E2:initial_filter_cnt.E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8" table:default-cell-style-name="Default"/>
        <table:table-row table:style-name="ro1">
          <table:table-cell/>
        </table:table-row>
      </table:table>
      <table:table table:name="Planilha3" table:style-name="ta1">
        <table:shapes>
          <draw:frame draw:z-index="0" draw:style-name="gr1" draw:text-style-name="P1" svg:width="41.191cm" svg:height="23.177cm" svg:x="0.001cm" svg:y="0.001cm">
            <draw:object draw:notify-on-update-of-ranges="initial_filter_cnt.A2:initial_filter_cnt.A41 initial_filter_cnt.H2:initial_filter_cnt.H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8" table:default-cell-style-name="Default"/>
        <table:table-row table:style-name="ro1">
          <table:table-cell/>
        </table:table-row>
      </table:table>
      <table:table table:name="Planilha4" table:style-name="ta1">
        <table:shapes>
          <draw:frame draw:z-index="0" draw:style-name="gr1" draw:text-style-name="P1" svg:width="41.164cm" svg:height="23.154cm" svg:x="0cm" svg:y="0.058cm">
            <draw:object draw:notify-on-update-of-ranges="initial_filter_cnt.A1:initial_filter_cnt.A1 initial_filter_cnt.A2:initial_filter_cnt.A41 initial_filter_cnt.G2:initial_filter_cnt.G41 initial_filter_cnt.A1:initial_filter_cnt.A1 initial_filter_cnt.A2:initial_filter_cnt.A41 initial_filter_cnt.D2:initial_filter_cnt.D41 initial_filter_cnt.A1:initial_filter_cnt.A1 initial_filter_cnt.A2:initial_filter_cnt.A41 initial_filter_cnt.J2:initial_filter_cnt.J4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5" loext:min-decimal-places="5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/00/0000</text:date>, <text:time style:data-style-name="N2" text:time-value="15:14:18.30238025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24T15:28:06.849645839</dc:date>
    <meta:editing-duration>PT23M20S</meta:editing-duration>
    <meta:editing-cycles>6</meta:editing-cycles>
    <meta:generator>LibreOffice/6.4.6.2$Linux_X86_64 LibreOffice_project/40$Build-2</meta:generator>
    <meta:document-statistic meta:table-count="4" meta:cell-count="416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Iosevka" style:font-style-name="Regular" fo:font-size="18pt" fo:font-style="italic" fo:font-weight="bold" style:font-size-asian="13pt" style:font-size-complex="13pt"/>
    </style:style>
    <style:style style:name="ch3" style:family="chart">
      <style:chart-properties style:rotation-angle="0"/>
      <style:text-properties fo:font-family="Iosevka" style:font-style-name="Itálico Negrito" fo:font-size="14pt" fo:font-style="italic" fo:font-weight="bold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family="Iosevka" style:font-style-name="Regular" fo:font-size="10.5pt" fo:font-weight="bold" style:font-size-asian="10pt" style:font-size-complex="10pt"/>
    </style:style>
    <style:style style:name="ch5" style:family="chart">
      <style:chart-properties chart:interpolation="cubic-spline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aximum="4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family="Iosevka" style:font-style-name="Itálico Negrito" fo:font-size="14pt" fo:font-style="italic" fo:font-weight="bold" style:font-size-asian="9pt" style:font-size-complex="9pt"/>
    </style:style>
    <style:style style:name="ch8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family="Iosevka" style:font-style-name="Itálico Negrito" fo:font-size="14pt" fo:font-style="italic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15cm" svg:stroke-color="#55308d" draw:fill-color="#55308d" dr3d:edge-rounding="5%"/>
      <style:text-properties fo:font-size="10pt" style:font-size-asian="10pt" style:font-size-complex="10pt"/>
    </style:style>
    <style:style style:name="ch12" style:family="chart">
      <style:chart-properties loext:regression-name="Polinomial 5º" loext:regression-max-degree="5" loext:regression-period="4" loext:regression-extrapolate-forward="0" loext:regression-extrapolate-backward="0" loext:regression-force-intercept="false" loext:regression-intercept-value="0" chart:regression-type="polynomial"/>
      <style:graphic-properties draw:stroke="dash" draw:stroke-dash="Long_20_Dash" svg:stroke-width="0.1cm" svg:stroke-color="#e8a202"/>
    </style:style>
    <style:style style:name="ch13" style:family="chart" style:data-style-name="N0">
      <style:chart-properties chart:symbol-type="none" chart:link-data-style-to-source="true"/>
      <style:graphic-properties svg:stroke-width="0.15cm" svg:stroke-color="#1e6a39" draw:fill-color="#1e6a39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1.192cm" svg:height="23.178cm" xlink:href=".." xlink:type="simple" chart:class="chart:scatter" chart:style-name="ch1">
        <chart:title svg:x="14.806cm" svg:y="0.999cm" chart:style-name="ch2">
          <text:p>Variando Núm. de Filtros Iniciais</text:p>
        </chart:title>
        <chart:subtitle svg:x="17.703cm" svg:y="2.01cm" chart:style-name="ch3">
          <text:p>CNN com 2 camadas</text:p>
        </chart:subtitle>
        <chart:legend chart:legend-position="end" svg:x="36.468cm" svg:y="10.667cm" style:legend-expansion="high" chart:style-name="ch4"/>
        <chart:plot-area chart:style-name="ch5" table:cell-range-address="initial_filter_cnt.A2:initial_filter_cnt.B41 initial_filter_cnt.E2:initial_filter_cnt.E41" chart:data-source-has-labels="row" svg:x="2.163cm" svg:y="3.643cm" svg:width="33.237cm" svg:height="17.705cm">
          <chartooo:coordinate-region svg:x="2.922cm" svg:y="3.856cm" svg:width="32.279cm" svg:height="16.818cm"/>
          <chart:axis chart:dimension="x" chart:name="primary-x" chart:style-name="ch6">
            <chart:title svg:x="16.787cm" svg:y="21.812cm" chart:style-name="ch7">
              <text:p>Núm. de Filtros</text:p>
            </chart:title>
          </chart:axis>
          <chart:axis chart:dimension="y" chart:name="primary-y" chart:style-name="ch8">
            <chart:title svg:x="0.395cm" svg:y="13.092cm" chart:style-name="ch9">
              <text:p>Taxa</text:p>
            </chart:title>
            <chart:grid chart:style-name="ch10" chart:class="major"/>
          </chart:axis>
          <chart:series chart:style-name="ch11" chart:values-cell-range-address="initial_filter_cnt.B2:initial_filter_cnt.B41" loext:label-string="erro" chart:class="chart:scatter">
            <chart:domain table:cell-range-address="initial_filter_cnt.A2:initial_filter_cnt.A41"/>
            <chart:regression-curve chart:style-name="ch12"/>
            <chart:data-point chart:repeated="40"/>
          </chart:series>
          <chart:series chart:style-name="ch13" chart:values-cell-range-address="initial_filter_cnt.E2:initial_filter_cnt.E41" loext:label-string="acurácia" chart:class="chart:scatter">
            <chart:data-point chart:repeated="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erro</text:p>
              </table:table-cell>
              <table:table-cell office:value-type="string">
                <text:p>acuráci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initial_filter_cnt.A2:initial_filter_cnt.A41</svg:desc>
                </draw:g>
              </table:table-cell>
              <table:table-cell office:value-type="float" office:value="0.2366">
                <text:p>0.2366</text:p>
                <draw:g>
                  <svg:desc>initial_filter_cnt.B2:initial_filter_cnt.B41</svg:desc>
                </draw:g>
              </table:table-cell>
              <table:table-cell office:value-type="float" office:value="0.9266">
                <text:p>0.9266</text:p>
                <draw:g>
                  <svg:desc>initial_filter_cnt.E2:initial_filter_cnt.E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652">
                <text:p>0.1652</text:p>
              </table:table-cell>
              <table:table-cell office:value-type="float" office:value="0.9542">
                <text:p>0.95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413">
                <text:p>0.1413</text:p>
              </table:table-cell>
              <table:table-cell office:value-type="float" office:value="0.9605">
                <text:p>0.96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562">
                <text:p>0.1562</text:p>
              </table:table-cell>
              <table:table-cell office:value-type="float" office:value="0.9589">
                <text:p>0.95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012">
                <text:p>0.1012</text:p>
              </table:table-cell>
              <table:table-cell office:value-type="float" office:value="0.9698">
                <text:p>0.96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788">
                <text:p>0.0788</text:p>
              </table:table-cell>
              <table:table-cell office:value-type="float" office:value="0.9757">
                <text:p>0.97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664">
                <text:p>0.0664</text:p>
              </table:table-cell>
              <table:table-cell office:value-type="float" office:value="0.9798">
                <text:p>0.97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734">
                <text:p>0.0734</text:p>
              </table:table-cell>
              <table:table-cell office:value-type="float" office:value="0.9784">
                <text:p>0.97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663">
                <text:p>0.0663</text:p>
              </table:table-cell>
              <table:table-cell office:value-type="float" office:value="0.9811">
                <text:p>0.98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681">
                <text:p>0.0681</text:p>
              </table:table-cell>
              <table:table-cell office:value-type="float" office:value="0.9801">
                <text:p>0.98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772">
                <text:p>0.0772</text:p>
              </table:table-cell>
              <table:table-cell office:value-type="float" office:value="0.9765">
                <text:p>0.97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816">
                <text:p>0.0816</text:p>
              </table:table-cell>
              <table:table-cell office:value-type="float" office:value="0.9756">
                <text:p>0.97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672">
                <text:p>0.0672</text:p>
              </table:table-cell>
              <table:table-cell office:value-type="float" office:value="0.9785">
                <text:p>0.97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587">
                <text:p>0.0587</text:p>
              </table:table-cell>
              <table:table-cell office:value-type="float" office:value="0.9826">
                <text:p>0.98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62">
                <text:p>0.062</text:p>
              </table:table-cell>
              <table:table-cell office:value-type="float" office:value="0.9785">
                <text:p>0.97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726">
                <text:p>0.0726</text:p>
              </table:table-cell>
              <table:table-cell office:value-type="float" office:value="0.9795">
                <text:p>0.97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761">
                <text:p>0.0761</text:p>
              </table:table-cell>
              <table:table-cell office:value-type="float" office:value="0.9771">
                <text:p>0.97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688">
                <text:p>0.0688</text:p>
              </table:table-cell>
              <table:table-cell office:value-type="float" office:value="0.9808">
                <text:p>0.98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586">
                <text:p>0.0586</text:p>
              </table:table-cell>
              <table:table-cell office:value-type="float" office:value="0.9823">
                <text:p>0.98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495">
                <text:p>0.0495</text:p>
              </table:table-cell>
              <table:table-cell office:value-type="float" office:value="0.9845">
                <text:p>0.98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602">
                <text:p>0.0602</text:p>
              </table:table-cell>
              <table:table-cell office:value-type="float" office:value="0.9828">
                <text:p>0.98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583">
                <text:p>0.0583</text:p>
              </table:table-cell>
              <table:table-cell office:value-type="float" office:value="0.982">
                <text:p>0.9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717">
                <text:p>0.0717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501">
                <text:p>0.0501</text:p>
              </table:table-cell>
              <table:table-cell office:value-type="float" office:value="0.9853">
                <text:p>0.98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509">
                <text:p>0.0509</text:p>
              </table:table-cell>
              <table:table-cell office:value-type="float" office:value="0.9837">
                <text:p>0.98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641">
                <text:p>0.0641</text:p>
              </table:table-cell>
              <table:table-cell office:value-type="float" office:value="0.9799">
                <text:p>0.97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524">
                <text:p>0.0524</text:p>
              </table:table-cell>
              <table:table-cell office:value-type="float" office:value="0.9858">
                <text:p>0.98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613">
                <text:p>0.0613</text:p>
              </table:table-cell>
              <table:table-cell office:value-type="float" office:value="0.9807">
                <text:p>0.98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745">
                <text:p>0.0745</text:p>
              </table:table-cell>
              <table:table-cell office:value-type="float" office:value="0.9796">
                <text:p>0.97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517">
                <text:p>0.0517</text:p>
              </table:table-cell>
              <table:table-cell office:value-type="float" office:value="0.9847">
                <text:p>0.98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742">
                <text:p>0.0742</text:p>
              </table:table-cell>
              <table:table-cell office:value-type="float" office:value="0.9785">
                <text:p>0.97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608">
                <text:p>0.0608</text:p>
              </table:table-cell>
              <table:table-cell office:value-type="float" office:value="0.9831">
                <text:p>0.98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535">
                <text:p>0.0535</text:p>
              </table:table-cell>
              <table:table-cell office:value-type="float" office:value="0.9846">
                <text:p>0.98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608">
                <text:p>0.0608</text:p>
              </table:table-cell>
              <table:table-cell office:value-type="float" office:value="0.9815">
                <text:p>0.98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555">
                <text:p>0.0555</text:p>
              </table:table-cell>
              <table:table-cell office:value-type="float" office:value="0.984">
                <text:p>0.9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641">
                <text:p>0.0641</text:p>
              </table:table-cell>
              <table:table-cell office:value-type="float" office:value="0.9805">
                <text:p>0.98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514">
                <text:p>0.0514</text:p>
              </table:table-cell>
              <table:table-cell office:value-type="float" office:value="0.9843">
                <text:p>0.98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596">
                <text:p>0.0596</text:p>
              </table:table-cell>
              <table:table-cell office:value-type="float" office:value="0.9816">
                <text:p>0.98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574">
                <text:p>0.0574</text:p>
              </table:table-cell>
              <table:table-cell office:value-type="float" office:value="0.9828">
                <text:p>0.98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493">
                <text:p>0.0493</text:p>
              </table:table-cell>
              <table:table-cell office:value-type="float" office:value="0.9836">
                <text:p>0.98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Iosevka" style:font-style-name="Regular" fo:font-size="18pt" fo:font-style="italic" fo:font-weight="bold" style:font-size-asian="13pt" style:font-size-complex="13pt"/>
    </style:style>
    <style:style style:name="ch3" style:family="chart">
      <style:chart-properties style:rotation-angle="0"/>
      <style:text-properties fo:font-family="Iosevka" style:font-style-name="Itálico Negrito" fo:font-size="14pt" fo:font-style="italic" fo:font-weight="bold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family="Iosevka" style:font-style-name="Regular" fo:font-size="10.5pt" fo:font-weight="bold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4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family="Iosevka" style:font-style-name="Itálico Negrito" fo:font-size="14pt" fo:font-style="italic" fo:font-weight="bold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family="Iosevka" style:font-style-name="Itálico Negrito" fo:font-size="14pt" fo:font-style="italic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15cm" svg:stroke-color="#55308d" draw:fill-color="#55308d" dr3d:edge-rounding="5%"/>
      <style:text-properties fo:font-size="10pt" style:font-size-asian="10pt" style:font-size-complex="10pt"/>
    </style:style>
    <style:style style:name="ch12" style:family="chart">
      <style:chart-properties loext:regression-name="Polinomial 5º" loext:regression-max-degree="5" loext:regression-period="2" loext:regression-extrapolate-forward="0" loext:regression-extrapolate-backward="0" loext:regression-force-intercept="false" loext:regression-intercept-value="0" chart:regression-type="polynomial"/>
      <style:graphic-properties draw:stroke="dash" draw:stroke-dash="Long_20_Dash" svg:stroke-width="0.1cm" svg:stroke-color="#e8a202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1.192cm" svg:height="23.178cm" xlink:href=".." xlink:type="simple" chart:class="chart:scatter" chart:style-name="ch1">
        <chart:title svg:x="14.309cm" svg:y="0.999cm" chart:style-name="ch2">
          <text:p>Variando Núm. de Filtros Iniciais</text:p>
        </chart:title>
        <chart:subtitle svg:x="17.706cm" svg:y="2.013cm" chart:style-name="ch3">
          <text:p>CNN com 2 camadas</text:p>
        </chart:subtitle>
        <chart:legend chart:legend-position="end" svg:x="36.468cm" svg:y="10.958cm" style:legend-expansion="high" chart:style-name="ch4"/>
        <chart:plot-area chart:style-name="ch5" table:cell-range-address="initial_filter_cnt.A2:initial_filter_cnt.A41 initial_filter_cnt.H2:initial_filter_cnt.H41" chart:data-source-has-labels="row" svg:x="2.219cm" svg:y="3.643cm" svg:width="33.426cm" svg:height="17.706cm">
          <chartooo:coordinate-region svg:x="3.063cm" svg:y="3.856cm" svg:width="32.383cm" svg:height="16.819cm"/>
          <chart:axis chart:dimension="x" chart:name="primary-x" chart:style-name="ch6">
            <chart:title svg:x="16.938cm" svg:y="21.813cm" chart:style-name="ch7">
              <text:p>Núm. de Filtros</text:p>
            </chart:title>
          </chart:axis>
          <chart:axis chart:dimension="y" chart:name="primary-y" chart:style-name="ch8">
            <chart:title svg:x="0.451cm" svg:y="14.744cm" chart:style-name="ch9">
              <text:p>Erros de predição</text:p>
            </chart:title>
            <chart:grid chart:style-name="ch10" chart:class="major"/>
          </chart:axis>
          <chart:series chart:style-name="ch11" chart:values-cell-range-address="initial_filter_cnt.H2:initial_filter_cnt.H41" loext:label-string="erro" chart:class="chart:scatter">
            <chart:domain table:cell-range-address="initial_filter_cnt.A2:initial_filter_cnt.A41"/>
            <chart:regression-curve chart:style-name="ch12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err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initial_filter_cnt.A2:initial_filter_cnt.A41</svg:desc>
                </draw:g>
              </table:table-cell>
              <table:table-cell office:value-type="float" office:value="734">
                <text:p>734</text:p>
                <draw:g>
                  <svg:desc>initial_filter_cnt.H2:initial_filter_cnt.H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64">
                <text:p>1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Iosevka" style:font-style-name="Itálico Negrito" fo:font-size="18pt" fo:font-style="italic" fo:font-weight="bold" style:font-size-asian="13pt" style:font-size-complex="13pt"/>
    </style:style>
    <style:style style:name="ch3" style:family="chart">
      <style:chart-properties style:rotation-angle="0"/>
      <style:text-properties fo:font-family="Iosevka" style:font-style-name="Itálico Negrito" fo:font-size="14pt" fo:font-style="italic" fo:font-weight="bold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family="Iosevka" style:font-style-name="Negrito" fo:font-size="11pt" fo:font-weight="bold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4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family="Iosevka" style:font-style-name="Itálico Negrito" fo:font-size="12pt" fo:font-style="italic" fo:font-weight="bold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" chart:origin="0" chart:interval-major="0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family="Iosevka" style:font-style-name="Itálico Negrito" fo:font-size="12pt" fo:font-style="italic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15cm" svg:stroke-color="#236c20" draw:fill-color="#236c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15cm" svg:stroke-color="#e8a202" draw:fill-color="#e8a202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15cm" svg:stroke-color="#55308d" draw:fill-color="#55308d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1.165cm" svg:height="23.155cm" xlink:href=".." xlink:type="simple" chart:class="chart:scatter" chart:style-name="ch1">
        <chart:title svg:x="14.881cm" svg:y="0.698cm" chart:style-name="ch2">
          <text:p>Variando Núm. de Filtros Iniciais</text:p>
        </chart:title>
        <chart:subtitle svg:x="16.684cm" svg:y="1.936cm" chart:style-name="ch3">
          <text:p>CNN com 2 camadas, normalizada</text:p>
        </chart:subtitle>
        <chart:legend chart:legend-position="end" svg:x="38.414cm" svg:y="10.613cm" style:legend-expansion="high" chart:style-name="ch4"/>
        <chart:plot-area chart:style-name="ch5" table:cell-range-address="initial_filter_cnt.A1:initial_filter_cnt.A41 initial_filter_cnt.G2:initial_filter_cnt.G41 initial_filter_cnt.D2:initial_filter_cnt.D41 initial_filter_cnt.J2:initial_filter_cnt.J41" chart:data-source-has-labels="row" svg:x="2.064cm" svg:y="3.643cm" svg:width="35.527cm" svg:height="17.838cm">
          <chartooo:coordinate-region svg:x="2.823cm" svg:y="3.856cm" svg:width="34.569cm" svg:height="16.951cm"/>
          <chart:axis chart:dimension="x" chart:name="primary-x" chart:style-name="ch6">
            <chart:title svg:x="18.057cm" svg:y="21.944cm" chart:style-name="ch7">
              <text:p>Núm. de Filtros</text:p>
            </chart:title>
          </chart:axis>
          <chart:axis chart:dimension="y" chart:name="primary-y" chart:style-name="ch8">
            <chart:title svg:x="0.451cm" svg:y="13.09cm" chart:style-name="ch9">
              <text:p>Taxa</text:p>
            </chart:title>
            <chart:grid chart:style-name="ch10" chart:class="major"/>
          </chart:axis>
          <chart:series chart:style-name="ch11" chart:values-cell-range-address="initial_filter_cnt.G2:initial_filter_cnt.G41" loext:label-string="tx_acc" chart:class="chart:scatter">
            <chart:domain table:cell-range-address="initial_filter_cnt.A2:initial_filter_cnt.A41"/>
            <chart:data-point chart:repeated="40"/>
          </chart:series>
          <chart:series chart:style-name="ch12" chart:values-cell-range-address="initial_filter_cnt.D2:initial_filter_cnt.D41" loext:label-string="tx_erro" chart:class="chart:scatter">
            <chart:data-point chart:repeated="40"/>
          </chart:series>
          <chart:series chart:style-name="ch13" chart:values-cell-range-address="initial_filter_cnt.J2:initial_filter_cnt.J41" loext:label-string="erro" chart:class="chart:scatter">
            <chart:data-point chart:repeated="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tx_acc</text:p>
              </table:table-cell>
              <table:table-cell office:value-type="string">
                <text:p>tx_erro</text:p>
              </table:table-cell>
              <table:table-cell office:value-type="string">
                <text:p>err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initial_filter_cnt.A2:initial_filter_cnt.A41</svg:desc>
                </draw:g>
              </table:table-cell>
              <table:table-cell office:value-type="float" office:value="0.939947250963684">
                <text:p>0.939947250963684</text:p>
                <draw:g>
                  <svg:desc>initial_filter_cnt.G2:initial_filter_cnt.G41</svg:desc>
                </draw:g>
              </table:table-cell>
              <table:table-cell office:value-type="float" office:value="1">
                <text:p>1</text:p>
                <draw:g>
                  <svg:desc>initial_filter_cnt.D2:initial_filter_cnt.D41</svg:desc>
                </draw:g>
              </table:table-cell>
              <table:table-cell office:value-type="float" office:value="1">
                <text:p>1</text:p>
                <draw:g>
                  <svg:desc>initial_filter_cnt.J2:initial_filter_cnt.J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67944816392778">
                <text:p>0.967944816392778</text:p>
              </table:table-cell>
              <table:table-cell office:value-type="float" office:value="0.698224852071006">
                <text:p>0.698224852071006</text:p>
              </table:table-cell>
              <table:table-cell office:value-type="float" office:value="0.623978201634877">
                <text:p>0.6239782016348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74335565023331">
                <text:p>0.974335565023331</text:p>
              </table:table-cell>
              <table:table-cell office:value-type="float" office:value="0.597210481825866">
                <text:p>0.597210481825866</text:p>
              </table:table-cell>
              <table:table-cell office:value-type="float" office:value="0.538147138964578">
                <text:p>0.5381471389645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7271251775208">
                <text:p>0.97271251775208</text:p>
              </table:table-cell>
              <table:table-cell office:value-type="float" office:value="0.660185967878276">
                <text:p>0.660185967878276</text:p>
              </table:table-cell>
              <table:table-cell office:value-type="float" office:value="0.559945504087193">
                <text:p>0.5599455040871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83769527287482">
                <text:p>0.983769527287482</text:p>
              </table:table-cell>
              <table:table-cell office:value-type="float" office:value="0.427726120033812">
                <text:p>0.427726120033812</text:p>
              </table:table-cell>
              <table:table-cell office:value-type="float" office:value="0.411444141689373">
                <text:p>0.4114441416893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89754514100223">
                <text:p>0.989754514100223</text:p>
              </table:table-cell>
              <table:table-cell office:value-type="float" office:value="0.333051563820795">
                <text:p>0.333051563820795</text:p>
              </table:table-cell>
              <table:table-cell office:value-type="float" office:value="0.331062670299728">
                <text:p>0.3310626702997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93913572732806">
                <text:p>0.993913572732806</text:p>
              </table:table-cell>
              <table:table-cell office:value-type="float" office:value="0.280642434488588">
                <text:p>0.280642434488588</text:p>
              </table:table-cell>
              <table:table-cell office:value-type="float" office:value="0.275204359673025">
                <text:p>0.2752043596730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9249340637046">
                <text:p>0.99249340637046</text:p>
              </table:table-cell>
              <table:table-cell office:value-type="float" office:value="0.310228233305156">
                <text:p>0.310228233305156</text:p>
              </table:table-cell>
              <table:table-cell office:value-type="float" office:value="0.294277929155313">
                <text:p>0.2942779291553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95232298640698">
                <text:p>0.995232298640698</text:p>
              </table:table-cell>
              <table:table-cell office:value-type="float" office:value="0.28021978021978">
                <text:p>0.28021978021978</text:p>
              </table:table-cell>
              <table:table-cell office:value-type="float" office:value="0.257493188010899">
                <text:p>0.2574931880108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94217894096166">
                <text:p>0.994217894096166</text:p>
              </table:table-cell>
              <table:table-cell office:value-type="float" office:value="0.287827557058326">
                <text:p>0.287827557058326</text:p>
              </table:table-cell>
              <table:table-cell office:value-type="float" office:value="0.271117166212534">
                <text:p>0.2711171662125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90566037735849">
                <text:p>0.990566037735849</text:p>
              </table:table-cell>
              <table:table-cell office:value-type="float" office:value="0.326289095519865">
                <text:p>0.326289095519865</text:p>
              </table:table-cell>
              <table:table-cell office:value-type="float" office:value="0.32016348773842">
                <text:p>0.320163487738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98965307364577">
                <text:p>0.98965307364577</text:p>
              </table:table-cell>
              <table:table-cell office:value-type="float" office:value="0.344885883347422">
                <text:p>0.344885883347422</text:p>
              </table:table-cell>
              <table:table-cell office:value-type="float" office:value="0.332425068119891">
                <text:p>0.3324250681198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92594846824914">
                <text:p>0.992594846824914</text:p>
              </table:table-cell>
              <table:table-cell office:value-type="float" office:value="0.284023668639053">
                <text:p>0.284023668639053</text:p>
              </table:table-cell>
              <table:table-cell office:value-type="float" office:value="0.29291553133515">
                <text:p>0.292915531335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96753905457496">
                <text:p>0.996753905457496</text:p>
              </table:table-cell>
              <table:table-cell office:value-type="float" office:value="0.248098055790363">
                <text:p>0.248098055790363</text:p>
              </table:table-cell>
              <table:table-cell office:value-type="float" office:value="0.237057220708447">
                <text:p>0.2370572207084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992594846824914">
                <text:p>0.992594846824914</text:p>
              </table:table-cell>
              <table:table-cell office:value-type="float" office:value="0.262045646661031">
                <text:p>0.262045646661031</text:p>
              </table:table-cell>
              <table:table-cell office:value-type="float" office:value="0.29291553133515">
                <text:p>0.292915531335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93609251369446">
                <text:p>0.993609251369446</text:p>
              </table:table-cell>
              <table:table-cell office:value-type="float" office:value="0.306846999154691">
                <text:p>0.306846999154691</text:p>
              </table:table-cell>
              <table:table-cell office:value-type="float" office:value="0.279291553133515">
                <text:p>0.2792915531335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991174680462568">
                <text:p>0.991174680462568</text:p>
              </table:table-cell>
              <table:table-cell office:value-type="float" office:value="0.321639898562975">
                <text:p>0.321639898562975</text:p>
              </table:table-cell>
              <table:table-cell office:value-type="float" office:value="0.311989100817439">
                <text:p>0.3119891008174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94927977277338">
                <text:p>0.994927977277338</text:p>
              </table:table-cell>
              <table:table-cell office:value-type="float" office:value="0.290786136939983">
                <text:p>0.290786136939983</text:p>
              </table:table-cell>
              <table:table-cell office:value-type="float" office:value="0.26158038147139">
                <text:p>0.261580381471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96449584094137">
                <text:p>0.996449584094137</text:p>
              </table:table-cell>
              <table:table-cell office:value-type="float" office:value="0.247675401521555">
                <text:p>0.247675401521555</text:p>
              </table:table-cell>
              <table:table-cell office:value-type="float" office:value="0.241144414168937">
                <text:p>0.2411444141689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98681274092108">
                <text:p>0.998681274092108</text:p>
              </table:table-cell>
              <table:table-cell office:value-type="float" office:value="0.209213863060017">
                <text:p>0.209213863060017</text:p>
              </table:table-cell>
              <table:table-cell office:value-type="float" office:value="0.211171662125341">
                <text:p>0.2111716621253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996956786366403">
                <text:p>0.996956786366403</text:p>
              </table:table-cell>
              <table:table-cell office:value-type="float" office:value="0.254437869822485">
                <text:p>0.254437869822485</text:p>
              </table:table-cell>
              <table:table-cell office:value-type="float" office:value="0.23433242506812">
                <text:p>0.234332425068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996145262730777">
                <text:p>0.996145262730777</text:p>
              </table:table-cell>
              <table:table-cell office:value-type="float" office:value="0.246407438715131">
                <text:p>0.246407438715131</text:p>
              </table:table-cell>
              <table:table-cell office:value-type="float" office:value="0.245231607629428">
                <text:p>0.2452316076294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994116453641712">
                <text:p>0.994116453641712</text:p>
              </table:table-cell>
              <table:table-cell office:value-type="float" office:value="0.303043110735418">
                <text:p>0.303043110735418</text:p>
              </table:table-cell>
              <table:table-cell office:value-type="float" office:value="0.272479564032698">
                <text:p>0.2724795640326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999492797727734">
                <text:p>0.999492797727734</text:p>
              </table:table-cell>
              <table:table-cell office:value-type="float" office:value="0.211749788672866">
                <text:p>0.211749788672866</text:p>
              </table:table-cell>
              <table:table-cell office:value-type="float" office:value="0.200272479564033">
                <text:p>0.2002724795640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997869750456482">
                <text:p>0.997869750456482</text:p>
              </table:table-cell>
              <table:table-cell office:value-type="float" office:value="0.215131022823331">
                <text:p>0.215131022823331</text:p>
              </table:table-cell>
              <table:table-cell office:value-type="float" office:value="0.222070844686648">
                <text:p>0.2220708446866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994015013187259">
                <text:p>0.994015013187259</text:p>
              </table:table-cell>
              <table:table-cell office:value-type="float" office:value="0.270921386306002">
                <text:p>0.270921386306002</text:p>
              </table:table-cell>
              <table:table-cell office:value-type="float" office:value="0.273841961852861">
                <text:p>0.2738419618528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0.221470836855452">
                <text:p>0.221470836855452</text:p>
              </table:table-cell>
              <table:table-cell office:value-type="float" office:value="0.193460490463215">
                <text:p>0.1934604904632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994826536822885">
                <text:p>0.994826536822885</text:p>
              </table:table-cell>
              <table:table-cell office:value-type="float" office:value="0.259087066779374">
                <text:p>0.259087066779374</text:p>
              </table:table-cell>
              <table:table-cell office:value-type="float" office:value="0.262942779291553">
                <text:p>0.2629427792915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993710691823899">
                <text:p>0.993710691823899</text:p>
              </table:table-cell>
              <table:table-cell office:value-type="float" office:value="0.314877430262046">
                <text:p>0.314877430262046</text:p>
              </table:table-cell>
              <table:table-cell office:value-type="float" office:value="0.277929155313351">
                <text:p>0.2779291553133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998884155001015">
                <text:p>0.998884155001015</text:p>
              </table:table-cell>
              <table:table-cell office:value-type="float" office:value="0.218512256973795">
                <text:p>0.218512256973795</text:p>
              </table:table-cell>
              <table:table-cell office:value-type="float" office:value="0.208446866485014">
                <text:p>0.2084468664850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992594846824914">
                <text:p>0.992594846824914</text:p>
              </table:table-cell>
              <table:table-cell office:value-type="float" office:value="0.313609467455621">
                <text:p>0.313609467455621</text:p>
              </table:table-cell>
              <table:table-cell office:value-type="float" office:value="0.29291553133515">
                <text:p>0.292915531335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997261107729763">
                <text:p>0.997261107729763</text:p>
              </table:table-cell>
              <table:table-cell office:value-type="float" office:value="0.256973795435334">
                <text:p>0.256973795435334</text:p>
              </table:table-cell>
              <table:table-cell office:value-type="float" office:value="0.230245231607629">
                <text:p>0.2302452316076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998782714546561">
                <text:p>0.998782714546561</text:p>
              </table:table-cell>
              <table:table-cell office:value-type="float" office:value="0.226120033812342">
                <text:p>0.226120033812342</text:p>
              </table:table-cell>
              <table:table-cell office:value-type="float" office:value="0.209809264305177">
                <text:p>0.2098092643051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995638060458511">
                <text:p>0.995638060458511</text:p>
              </table:table-cell>
              <table:table-cell office:value-type="float" office:value="0.256973795435334">
                <text:p>0.256973795435334</text:p>
              </table:table-cell>
              <table:table-cell office:value-type="float" office:value="0.252043596730245">
                <text:p>0.2520435967302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998174071819842">
                <text:p>0.998174071819842</text:p>
              </table:table-cell>
              <table:table-cell office:value-type="float" office:value="0.234573119188504">
                <text:p>0.234573119188504</text:p>
              </table:table-cell>
              <table:table-cell office:value-type="float" office:value="0.217983651226158">
                <text:p>0.2179836512261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994623655913978">
                <text:p>0.994623655913978</text:p>
              </table:table-cell>
              <table:table-cell office:value-type="float" office:value="0.270921386306002">
                <text:p>0.270921386306002</text:p>
              </table:table-cell>
              <table:table-cell office:value-type="float" office:value="0.26566757493188">
                <text:p>0.265667574931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998478393183201">
                <text:p>0.998478393183201</text:p>
              </table:table-cell>
              <table:table-cell office:value-type="float" office:value="0.217244294167371">
                <text:p>0.217244294167371</text:p>
              </table:table-cell>
              <table:table-cell office:value-type="float" office:value="0.213896457765668">
                <text:p>0.2138964577656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995739500912964">
                <text:p>0.995739500912964</text:p>
              </table:table-cell>
              <table:table-cell office:value-type="float" office:value="0.251901944209636">
                <text:p>0.251901944209636</text:p>
              </table:table-cell>
              <table:table-cell office:value-type="float" office:value="0.250681198910082">
                <text:p>0.2506811989100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996956786366403">
                <text:p>0.996956786366403</text:p>
              </table:table-cell>
              <table:table-cell office:value-type="float" office:value="0.242603550295858">
                <text:p>0.242603550295858</text:p>
              </table:table-cell>
              <table:table-cell office:value-type="float" office:value="0.23433242506812">
                <text:p>0.234332425068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997768310002029">
                <text:p>0.997768310002029</text:p>
              </table:table-cell>
              <table:table-cell office:value-type="float" office:value="0.208368554522401">
                <text:p>0.208368554522401</text:p>
              </table:table-cell>
              <table:table-cell office:value-type="float" office:value="0.223433242506812">
                <text:p>0.2234332425068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